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Bookman BT S.O.Cist." svg:font-family="'Bookman BT S.O.Cist.'" style:font-family-generic="roman" style:font-pitch="variable"/>
    <style:font-face style:name="Bookman BT S.O.Cist.:onum" svg:font-family="'Bookman BT S.O.Cist.:onum'" style:font-family-generic="roman" style:font-pitch="variable"/>
    <style:font-face style:name="Helvetica Neue" svg:font-family="'Helvetica Neue', Helvetica, Arial, sans-serif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adornments="Regular" style:font-family-generic="roman"/>
    <style:font-face style:name="Linux Libertine" svg:font-family="'Linux Libertine', Georgia, Times, serif"/>
    <style:font-face style:name="Linux Libertine S.O.Cist." svg:font-family="'Linux Libertine S.O.Cist.'" style:font-family-generic="roman" style:font-pitch="variable"/>
    <style:font-face style:name="Linux Libertine S.O.Cist.1" svg:font-family="'Linux Libertine S.O.Cist.'" style:font-adornments="Regular" style:font-pitch="variable"/>
    <style:font-face style:name="Linux Libertine S.O.Cist.:onum" svg:font-family="'Linux Libertine S.O.Cist.:onum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Menologium_20_-_20_textus">
      <style:text-properties fo:language="la" fo:country="VA" style:language-asian="zh" style:country-asian="CN" style:language-complex="hi" style:country-complex="IN"/>
    </style:style>
    <style:style style:name="P2" style:family="paragraph" style:parent-style-name="Menologium_20_-_20_textus">
      <style:text-properties fo:language="la" fo:country="VA" officeooo:paragraph-rsid="02770e59" style:language-asian="zh" style:country-asian="CN" style:language-complex="hi" style:country-complex="IN"/>
    </style:style>
    <style:style style:name="P3" style:family="paragraph" style:parent-style-name="Menologium_20_-_20_textus">
      <style:text-properties fo:language="la" fo:country="VA" officeooo:paragraph-rsid="027958d4" style:language-asian="zh" style:country-asian="CN" style:language-complex="hi" style:country-complex="IN"/>
    </style:style>
    <style:style style:name="P4" style:family="paragraph" style:parent-style-name="Menologium_20_-_20_textus">
      <style:text-properties fo:language="la" fo:country="VA" officeooo:paragraph-rsid="0279d12f" style:language-asian="zh" style:country-asian="CN" style:language-complex="hi" style:country-complex="IN"/>
    </style:style>
    <style:style style:name="P5" style:family="paragraph" style:parent-style-name="Standard">
      <style:paragraph-properties fo:text-align="center" style:justify-single-word="false"/>
      <style:text-properties fo:language="la" fo:country="VA" officeooo:paragraph-rsid="016fa5cd" style:language-asian="zh" style:country-asian="CN" style:language-complex="hi" style:country-complex="IN"/>
    </style:style>
    <style:style style:name="P6" style:family="paragraph" style:parent-style-name="Footnote">
      <style:text-properties fo:language="la" fo:country="VA" fo:font-style="italic" style:language-asian="zh" style:country-asian="CN" style:font-style-asian="italic" style:language-complex="hi" style:country-complex="IN" style:font-style-complex="italic"/>
    </style:style>
    <style:style style:name="P7" style:family="paragraph" style:parent-style-name="Footnote">
      <style:text-properties fo:language="la" fo:country="VA" fo:font-style="italic" officeooo:rsid="02a3a033" officeooo:paragraph-rsid="02a3a033" style:language-asian="zh" style:country-asian="CN" style:font-style-asian="italic" style:language-complex="hi" style:country-complex="IN" style:font-style-complex="italic"/>
    </style:style>
    <style:style style:name="P8" style:family="paragraph" style:parent-style-name="Footnote">
      <style:paragraph-properties style:writing-mode="lr-tb"/>
      <style:text-properties fo:language="la" fo:country="VA" fo:font-style="italic" style:language-asian="zh" style:country-asian="CN" style:font-style-asian="italic" style:language-complex="hi" style:country-complex="IN" style:font-style-complex="italic"/>
    </style:style>
    <style:style style:name="P9" style:family="paragraph" style:parent-style-name="Footnote">
      <style:text-properties fo:language="la" fo:country="VA" fo:font-style="italic" officeooo:rsid="02af611a" officeooo:paragraph-rsid="02af611a" style:language-asian="zh" style:country-asian="CN" style:font-style-asian="italic" style:language-complex="hi" style:country-complex="IN" style:font-style-complex="italic"/>
    </style:style>
    <style:style style:name="P10" style:family="paragraph" style:parent-style-name="Footnote">
      <style:text-properties fo:language="la" fo:country="VA" fo:font-style="italic" officeooo:rsid="02cdb12e" officeooo:paragraph-rsid="02cdb12e" style:language-asian="zh" style:country-asian="CN" style:font-style-asian="italic" style:language-complex="hi" style:country-complex="IN" style:font-style-complex="italic"/>
    </style:style>
    <style:style style:name="P11" style:family="paragraph" style:parent-style-name="Datum">
      <style:text-properties fo:language="cs" fo:country="CZ" style:language-asian="zh" style:country-asian="CN" style:language-complex="hi" style:country-complex="IN"/>
    </style:style>
    <style:style style:name="P12" style:family="paragraph" style:parent-style-name="Menologium_20_-_20_Datum">
      <style:text-properties fo:language="cs" fo:country="CZ" style:language-asian="zh" style:country-asian="CN" style:language-complex="hi" style:country-complex="IN"/>
    </style:style>
    <style:style style:name="P13" style:family="paragraph" style:parent-style-name="Menologium_20_-_20_fundationes">
      <style:text-properties fo:language="cs" fo:country="CZ" style:language-asian="zh" style:country-asian="CN" style:language-complex="hi" style:country-complex="IN"/>
    </style:style>
    <style:style style:name="P14" style:family="paragraph" style:parent-style-name="Menologium_20_-_20_textus">
      <style:text-properties fo:language="cs" fo:country="CZ" style:language-asian="zh" style:country-asian="CN" style:language-complex="hi" style:country-complex="IN"/>
    </style:style>
    <style:style style:name="P15" style:family="paragraph" style:parent-style-name="Menologium_20_-_20_textus">
      <style:text-properties fo:language="cs" fo:country="CZ" officeooo:paragraph-rsid="027f54b2" style:language-asian="zh" style:country-asian="CN" style:language-complex="hi" style:country-complex="IN"/>
    </style:style>
    <style:style style:name="P16" style:family="paragraph" style:parent-style-name="Menologium_20_-_20_textus">
      <style:text-properties fo:language="cs" fo:country="CZ" officeooo:paragraph-rsid="0287ed94" style:language-asian="zh" style:country-asian="CN" style:language-complex="hi" style:country-complex="IN"/>
    </style:style>
    <style:style style:name="P17" style:family="paragraph" style:parent-style-name="Menologium_20_-_20_textus">
      <style:text-properties fo:language="cs" fo:country="CZ" officeooo:paragraph-rsid="028fe57f" style:language-asian="zh" style:country-asian="CN" style:language-complex="hi" style:country-complex="IN"/>
    </style:style>
    <style:style style:name="P18" style:family="paragraph" style:parent-style-name="Menologium_20_-_20_textus">
      <style:text-properties fo:language="cs" fo:country="CZ" officeooo:paragraph-rsid="0299ac65" style:language-asian="zh" style:country-asian="CN" style:language-complex="hi" style:country-complex="IN"/>
    </style:style>
    <style:style style:name="P19" style:family="paragraph" style:parent-style-name="Menologium_20_-_20_textus">
      <style:paragraph-properties style:writing-mode="lr-tb"/>
      <style:text-properties fo:language="cs" fo:country="CZ" officeooo:paragraph-rsid="02a794c5" style:language-asian="zh" style:country-asian="CN" style:language-complex="hi" style:country-complex="IN"/>
    </style:style>
    <style:style style:name="P20" style:family="paragraph" style:parent-style-name="Menologium_20_-_20_textus">
      <style:paragraph-properties style:writing-mode="lr-tb"/>
      <style:text-properties fo:language="cs" fo:country="CZ" officeooo:paragraph-rsid="02abed67" style:language-asian="zh" style:country-asian="CN" style:language-complex="hi" style:country-complex="IN"/>
    </style:style>
    <style:style style:name="P21" style:family="paragraph" style:parent-style-name="Menologium_20_-_20_textus">
      <style:paragraph-properties style:writing-mode="lr-tb"/>
      <style:text-properties fo:language="cs" fo:country="CZ" officeooo:paragraph-rsid="02c3f515" style:language-asian="zh" style:country-asian="CN" style:language-complex="hi" style:country-complex="IN"/>
    </style:style>
    <style:style style:name="P22" style:family="paragraph" style:parent-style-name="Menologium_20_-_20_fundationes">
      <style:text-properties fo:language="cs" fo:country="CZ" officeooo:paragraph-rsid="02c07765" style:language-asian="zh" style:country-asian="CN" style:language-complex="hi" style:country-complex="IN"/>
    </style:style>
    <style:style style:name="P23" style:family="paragraph" style:parent-style-name="Menologium_20_-_20_textus">
      <style:text-properties fo:language="cs" fo:country="CZ" officeooo:paragraph-rsid="02c99f41" style:language-asian="zh" style:country-asian="CN" style:language-complex="hi" style:country-complex="IN"/>
    </style:style>
    <style:style style:name="P24" style:family="paragraph" style:parent-style-name="Footnote">
      <style:text-properties fo:language="cs" fo:country="CZ"/>
    </style:style>
    <style:style style:name="P25" style:family="paragraph" style:parent-style-name="Standard">
      <style:paragraph-properties fo:margin-left="0in" fo:margin-right="0in" fo:margin-top="0in" fo:margin-bottom="0.0598in" style:contextual-spacing="false" fo:text-align="center" style:justify-single-word="false" fo:hyphenation-ladder-count="no-limit" fo:text-indent="0.1866in" style:auto-text-indent="false" fo:break-before="page"/>
      <style:text-properties style:font-name="Bookman BT S.O.Cist." fo:font-size="13pt" fo:letter-spacing="0.0138in" fo:language="la" fo:country="VA" officeooo:rsid="0276adbb" officeooo:paragraph-rsid="0276adbb" style:font-size-asian="13pt" style:language-asian="zh" style:country-asian="CN" style:font-size-complex="11pt" style:language-complex="hi" style:country-complex="IN" fo:hyphenate="true" fo:hyphenation-remain-char-count="2" fo:hyphenation-push-char-count="2" loext:hyphenation-no-caps="false"/>
    </style:style>
    <style:style style:name="P26" style:family="paragraph" style:parent-style-name="Standard">
      <style:paragraph-properties fo:text-align="center" style:justify-single-word="false"/>
      <style:text-properties style:font-name="Bookman BT S.O.Cist." fo:font-size="30pt" fo:language="la" fo:country="VA" officeooo:paragraph-rsid="016fa5cd" style:font-size-asian="30pt" style:language-asian="zh" style:country-asian="CN" style:language-complex="hi" style:country-complex="IN"/>
    </style:style>
    <style:style style:name="P27" style:family="paragraph" style:parent-style-name="Standard">
      <style:paragraph-properties fo:text-align="center" style:justify-single-word="false"/>
      <style:text-properties style:font-name="Bookman BT S.O.Cist." fo:font-size="22pt" fo:language="la" fo:country="VA" officeooo:paragraph-rsid="016fa5cd" style:font-size-asian="22pt" style:language-asian="zh" style:country-asian="CN" style:language-complex="hi" style:country-complex="IN"/>
    </style:style>
    <style:style style:name="P28" style:family="paragraph" style:parent-style-name="Standard">
      <style:paragraph-properties fo:text-align="center" style:justify-single-word="false"/>
      <style:text-properties style:font-name="Bookman BT S.O.Cist." fo:language="la" fo:country="VA" officeooo:rsid="010ff773" officeooo:paragraph-rsid="016fa5cd" style:language-asian="zh" style:country-asian="CN" style:language-complex="hi" style:country-complex="IN"/>
    </style:style>
    <style:style style:name="P29" style:family="paragraph" style:parent-style-name="Standard">
      <style:paragraph-properties fo:text-align="center" style:justify-single-word="false"/>
      <style:text-properties style:font-name="Bookman BT S.O.Cist." fo:language="la" fo:country="VA" officeooo:paragraph-rsid="016fa5cd" style:language-asian="zh" style:country-asian="CN" style:language-complex="hi" style:country-complex="IN"/>
    </style:style>
    <style:style style:name="P30" style:family="paragraph" style:parent-style-name="Standard">
      <style:paragraph-properties fo:text-align="center" style:justify-single-word="false"/>
      <style:text-properties style:font-name="Bookman BT S.O.Cist." fo:font-size="20pt" fo:language="la" fo:country="VA" officeooo:paragraph-rsid="016fa5cd" style:font-size-asian="20pt" style:language-asian="zh" style:country-asian="CN" style:language-complex="hi" style:country-complex="IN"/>
    </style:style>
    <style:style style:name="P31" style:family="paragraph" style:parent-style-name="Standard">
      <style:paragraph-properties fo:text-align="center" style:justify-single-word="false"/>
      <style:text-properties style:font-name="Bookman BT S.O.Cist." fo:font-size="11pt" fo:language="la" fo:country="VA" officeooo:paragraph-rsid="016fa5cd" style:font-size-asian="11pt" style:language-asian="zh" style:country-asian="CN" style:font-size-complex="11pt" style:language-complex="hi" style:country-complex="IN"/>
    </style:style>
    <style:style style:name="P32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hyphenation-ladder-count="no-limit" fo:text-indent="0.1866in" style:auto-text-indent="false"/>
      <style:text-properties style:font-name="Bookman BT S.O.Cist." fo:font-size="11pt" fo:language="la" fo:country="VA" style:font-size-asian="11pt" style:language-asian="zh" style:country-asian="CN" style:font-size-complex="11pt" style:language-complex="hi" style:country-complex="IN" fo:hyphenate="true" fo:hyphenation-remain-char-count="2" fo:hyphenation-push-char-count="2" loext:hyphenation-no-caps="false"/>
    </style:style>
    <style:style style:name="P33" style:family="paragraph" style:parent-style-name="Standard">
      <style:paragraph-properties fo:text-align="center" style:justify-single-word="false"/>
      <style:text-properties style:font-name="Bookman BT S.O.Cist." fo:font-size="10pt" fo:language="la" fo:country="VA" officeooo:paragraph-rsid="016fa5cd" style:font-size-asian="10pt" style:language-asian="zh" style:country-asian="CN" style:language-complex="hi" style:country-complex="IN"/>
    </style:style>
    <style:style style:name="P34" style:family="paragraph" style:parent-style-name="Standard">
      <style:paragraph-properties fo:text-align="center" style:justify-single-word="false"/>
      <style:text-properties style:font-name="Bookman BT S.O.Cist." fo:font-size="8pt" fo:language="la" fo:country="VA" officeooo:paragraph-rsid="016fa5cd" style:font-size-asian="8pt" style:language-asian="zh" style:country-asian="CN" style:language-complex="hi" style:country-complex="IN"/>
    </style:style>
    <style:style style:name="P35" style:family="paragraph" style:parent-style-name="Standard">
      <style:paragraph-properties fo:text-align="center" style:justify-single-word="false"/>
      <style:text-properties style:font-name="Bookman BT S.O.Cist." fo:font-size="8pt" fo:language="la" fo:country="VA" style:font-size-asian="8pt" style:language-asian="zh" style:country-asian="CN" style:language-complex="hi" style:country-complex="IN"/>
    </style:style>
    <style:style style:name="P36" style:family="paragraph" style:parent-style-name="Standard" style:master-page-name="">
      <loext:graphic-properties draw:fill-gradient-name="gradient" draw:fill-hatch-name="hatch"/>
      <style:paragraph-properties fo:margin-top="0.0598in" fo:margin-bottom="0in" style:contextual-spacing="false" fo:text-align="center" style:justify-single-word="false" style:page-number="auto"/>
      <style:text-properties fo:color="#0000ff" loext:opacity="100%" style:font-name="Bookman BT S.O.Cist." fo:language="la" fo:country="VA" officeooo:rsid="010ff773" officeooo:paragraph-rsid="016fa5cd" style:language-asian="zh" style:country-asian="CN" style:language-complex="hi" style:country-complex="IN"/>
    </style:style>
    <style:style style:name="P37" style:family="paragraph" style:parent-style-name="Footnote">
      <style:text-properties fo:color="#0000ff" loext:opacity="100%" officeooo:rsid="02b63403" officeooo:paragraph-rsid="02b63403"/>
    </style:style>
    <style:style style:name="P38" style:family="paragraph" style:parent-style-name="Footnote">
      <style:text-properties fo:font-style="italic" officeooo:rsid="028040e6" officeooo:paragraph-rsid="028040e6" style:font-style-asian="italic" style:font-style-complex="italic"/>
    </style:style>
    <style:style style:name="P39" style:family="paragraph" style:parent-style-name="Footnote">
      <style:text-properties fo:font-style="italic" officeooo:rsid="02a794c5" officeooo:paragraph-rsid="02a794c5" style:font-style-asian="italic" style:font-style-complex="italic"/>
    </style:style>
    <style:style style:name="P40" style:family="paragraph" style:parent-style-name="Footnote">
      <style:paragraph-properties style:writing-mode="lr-tb"/>
      <style:text-properties fo:font-style="italic" officeooo:rsid="02ad764b" officeooo:paragraph-rsid="02ad764b" style:font-style-asian="italic" style:font-style-complex="italic"/>
    </style:style>
    <style:style style:name="P41" style:family="paragraph" style:parent-style-name="Footnote">
      <style:text-properties fo:font-style="italic" officeooo:rsid="02b42c3b" officeooo:paragraph-rsid="02b42c3b" style:font-style-asian="italic" style:font-style-complex="italic"/>
    </style:style>
    <style:style style:name="P42" style:family="paragraph" style:parent-style-name="Footnote">
      <style:text-properties officeooo:rsid="028292b8" officeooo:paragraph-rsid="028292b8"/>
    </style:style>
    <style:style style:name="P43" style:family="paragraph" style:parent-style-name="Footnote">
      <style:text-properties officeooo:rsid="0285970e" officeooo:paragraph-rsid="0285970e"/>
    </style:style>
    <style:style style:name="P44" style:family="paragraph" style:parent-style-name="Footnote">
      <style:text-properties officeooo:paragraph-rsid="028fe57f"/>
    </style:style>
    <style:style style:name="P45" style:family="paragraph" style:parent-style-name="Footnote">
      <style:text-properties officeooo:rsid="029635d8" officeooo:paragraph-rsid="029635d8"/>
    </style:style>
    <style:style style:name="P46" style:family="paragraph" style:parent-style-name="Menologium_20_-_20_fundationes">
      <style:text-properties officeooo:paragraph-rsid="028b2a0e"/>
    </style:style>
    <style:style style:name="P47" style:family="paragraph" style:parent-style-name="Menologium_20_-_20_textus">
      <style:text-properties officeooo:paragraph-rsid="027f54b2"/>
    </style:style>
    <style:style style:name="P48" style:family="paragraph" style:parent-style-name="Footnote">
      <style:paragraph-properties style:writing-mode="lr-tb"/>
    </style:style>
    <style:style style:name="P49" style:family="paragraph" style:parent-style-name="Footnote">
      <style:paragraph-properties style:writing-mode="lr-tb"/>
      <style:text-properties officeooo:rsid="02a794c5" officeooo:paragraph-rsid="02a794c5"/>
    </style:style>
    <style:style style:name="P50" style:family="paragraph" style:parent-style-name="Footnote">
      <style:text-properties officeooo:rsid="02b44e8a" officeooo:paragraph-rsid="02b44e8a"/>
    </style:style>
    <style:style style:name="P51" style:family="paragraph" style:parent-style-name="Footnote">
      <style:paragraph-properties style:writing-mode="lr-tb"/>
      <style:text-properties officeooo:rsid="02138b2f" officeooo:paragraph-rsid="02bb6f11"/>
    </style:style>
    <style:style style:name="P52" style:family="paragraph" style:parent-style-name="Footnote">
      <style:paragraph-properties style:writing-mode="lr-tb"/>
      <style:text-properties officeooo:rsid="02588e3c" officeooo:paragraph-rsid="02c07765"/>
    </style:style>
    <style:style style:name="P53" style:family="paragraph" style:parent-style-name="Footnote">
      <style:text-properties officeooo:rsid="02c07765" officeooo:paragraph-rsid="02c07765"/>
    </style:style>
    <style:style style:name="P54" style:family="paragraph" style:parent-style-name="Footnote">
      <style:text-properties officeooo:rsid="00ee52d8" officeooo:paragraph-rsid="02c99f41"/>
    </style:style>
    <style:style style:name="P55" style:family="paragraph" style:parent-style-name="Menologium_20_-_20_Datum">
      <style:text-properties fo:language="la" fo:country="VA" style:language-asian="zh" style:country-asian="CN" style:language-complex="hi" style:country-complex="IN"/>
    </style:style>
    <style:style style:name="P56" style:family="paragraph" style:parent-style-name="Footnote">
      <style:text-properties officeooo:paragraph-rsid="02cf7013"/>
    </style:style>
    <style:style style:name="P57" style:family="paragraph" style:parent-style-name="Menologium_20_-_20_textus">
      <style:paragraph-properties style:writing-mode="lr-tb"/>
      <style:text-properties fo:language="cs" fo:country="CZ" officeooo:paragraph-rsid="02ce7fda" style:language-asian="zh" style:country-asian="CN" style:language-complex="hi" style:country-complex="IN"/>
    </style:style>
    <style:style style:name="P58" style:family="paragraph" style:parent-style-name="Menologium_20_-_20_textus">
      <style:text-properties fo:language="la" fo:country="VA" officeooo:paragraph-rsid="027958d4" style:language-asian="zh" style:country-asian="CN" style:language-complex="hi" style:country-complex="IN"/>
    </style:style>
    <style:style style:name="T1" style:family="text">
      <style:text-properties style:font-name="Bookman BT S.O.Cist." fo:font-size="10pt" style:font-size-asian="10pt"/>
    </style:style>
    <style:style style:name="T2" style:family="text">
      <style:text-properties style:font-name="Bookman BT S.O.Cist.:onum" fo:font-size="10pt" style:font-size-asian="10pt"/>
    </style:style>
    <style:style style:name="T3" style:family="text">
      <style:text-properties fo:language="fr" fo:country="FR"/>
    </style:style>
    <style:style style:name="T4" style:family="text">
      <style:text-properties fo:language="fr" fo:country="FR" fo:font-weight="bold" style:language-asian="zh" style:country-asian="CN" style:font-weight-asian="bold" style:language-complex="hi" style:country-complex="IN" style:font-weight-complex="bold"/>
    </style:style>
    <style:style style:name="T5" style:family="text">
      <style:text-properties fo:language="fr" fo:country="FR" fo:font-weight="bold" officeooo:rsid="02abed67" style:language-asian="zh" style:country-asian="CN" style:font-weight-asian="bold" style:language-complex="hi" style:country-complex="IN" style:font-weight-complex="bold"/>
    </style:style>
    <style:style style:name="T6" style:family="text">
      <style:text-properties fo:language="fr" fo:country="FR" fo:font-style="normal" fo:font-weight="bold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7" style:family="text">
      <style:text-properties fo:language="fr" fo:country="FR" fo:font-style="normal" fo:font-weight="normal" officeooo:rsid="02a48119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27958d4" style:font-weight-asian="bold" style:font-weight-complex="bold"/>
    </style:style>
    <style:style style:name="T10" style:family="text">
      <style:text-properties fo:font-weight="bold" officeooo:rsid="027c7c43" style:font-weight-asian="bold" style:font-weight-complex="bold"/>
    </style:style>
    <style:style style:name="T11" style:family="text">
      <style:text-properties fo:font-weight="bold" officeooo:rsid="0285970e" style:font-weight-asian="bold" style:font-weight-complex="bold"/>
    </style:style>
    <style:style style:name="T12" style:family="text">
      <style:text-properties fo:font-weight="bold" officeooo:rsid="028fe57f" style:font-weight-asian="bold" style:font-weight-complex="bold"/>
    </style:style>
    <style:style style:name="T13" style:family="text">
      <style:text-properties fo:font-weight="bold" officeooo:rsid="029635d8" style:font-weight-asian="bold" style:font-weight-complex="bold"/>
    </style:style>
    <style:style style:name="T14" style:family="text">
      <style:text-properties fo:font-weight="bold" officeooo:rsid="02a3a033" style:font-weight-asian="bold" style:font-weight-complex="bold"/>
    </style:style>
    <style:style style:name="T15" style:family="text">
      <style:text-properties fo:font-weight="bold" officeooo:rsid="02abed67" style:font-weight-asian="bold" style:font-weight-complex="bold"/>
    </style:style>
    <style:style style:name="T16" style:family="text">
      <style:text-properties fo:font-weight="bold" officeooo:rsid="02b1a2df" style:font-weight-asian="bold" style:font-weight-complex="bold"/>
    </style:style>
    <style:style style:name="T17" style:family="text">
      <style:text-properties fo:font-weight="bold" officeooo:rsid="02b42c3b" style:font-weight-asian="bold" style:font-weight-complex="bold"/>
    </style:style>
    <style:style style:name="T18" style:family="text">
      <style:text-properties fo:font-weight="bold" officeooo:rsid="02b63403" style:font-weight-asian="bold" style:font-weight-complex="bold"/>
    </style:style>
    <style:style style:name="T19" style:family="text">
      <style:text-properties fo:font-weight="bold" officeooo:rsid="02ba5b01" style:font-weight-asian="bold" style:font-weight-complex="bold"/>
    </style:style>
    <style:style style:name="T20" style:family="text">
      <style:text-properties fo:font-weight="bold" officeooo:rsid="02c793c4" style:font-weight-asian="bold" style:font-weight-complex="bold"/>
    </style:style>
    <style:style style:name="T21" style:family="text">
      <style:text-properties fo:font-weight="bold" officeooo:rsid="02c99f41" style:font-weight-asian="bold" style:font-weight-complex="bold"/>
    </style:style>
    <style:style style:name="T22" style:family="text">
      <style:text-properties fo:font-weight="bold" officeooo:rsid="02cbda05" style:font-weight-asian="bold" style:font-weight-complex="bold"/>
    </style:style>
    <style:style style:name="T23" style:family="text">
      <style:text-properties officeooo:rsid="02770e59"/>
    </style:style>
    <style:style style:name="T24" style:family="text">
      <style:text-properties officeooo:rsid="02772eaa"/>
    </style:style>
    <style:style style:name="T25" style:family="text">
      <style:text-properties officeooo:rsid="027958d4"/>
    </style:style>
    <style:style style:name="T26" style:family="text">
      <style:text-properties officeooo:rsid="0279d12f"/>
    </style:style>
    <style:style style:name="T27" style:family="text">
      <style:text-properties officeooo:rsid="027c7c43"/>
    </style:style>
    <style:style style:name="T28" style:family="text">
      <style:text-properties officeooo:rsid="027cd116"/>
    </style:style>
    <style:style style:name="T29" style:family="text">
      <style:text-properties fo:language="cs" fo:country="CZ"/>
    </style:style>
    <style:style style:name="T30" style:family="text">
      <style:text-properties fo:language="cs" fo:country="CZ" fo:font-weight="bold" style:font-weight-asian="bold" style:font-weight-complex="bold"/>
    </style:style>
    <style:style style:name="T31" style:family="text">
      <style:text-properties fo:language="cs" fo:country="CZ" fo:font-weight="bold" officeooo:rsid="028040e6" style:font-weight-asian="bold" style:font-weight-complex="bold"/>
    </style:style>
    <style:style style:name="T32" style:family="text">
      <style:text-properties fo:language="cs" fo:country="CZ" fo:font-weight="bold" officeooo:rsid="02814661" style:font-weight-asian="bold" style:font-weight-complex="bold"/>
    </style:style>
    <style:style style:name="T33" style:family="text">
      <style:text-properties fo:language="cs" fo:country="CZ" fo:font-style="italic" style:font-style-asian="italic" style:font-style-complex="italic"/>
    </style:style>
    <style:style style:name="T34" style:family="text">
      <style:text-properties fo:language="cs" fo:country="CZ" fo:font-style="italic" fo:font-weight="bold" officeooo:rsid="028040e6" style:font-style-asian="italic" style:font-weight-asian="bold" style:font-style-complex="italic" style:font-weight-complex="bold"/>
    </style:style>
    <style:style style:name="T35" style:family="text">
      <style:text-properties fo:language="cs" fo:country="CZ" fo:background-color="transparent" loext:char-shading-value="0"/>
    </style:style>
    <style:style style:name="T36" style:family="text">
      <style:text-properties fo:language="cs" fo:country="CZ" officeooo:rsid="028d01a0" fo:background-color="transparent" loext:char-shading-value="0"/>
    </style:style>
    <style:style style:name="T37" style:family="text">
      <style:text-properties fo:language="cs" fo:country="CZ" officeooo:rsid="028040e6"/>
    </style:style>
    <style:style style:name="T38" style:family="text">
      <style:text-properties fo:language="cs" fo:country="CZ" style:language-asian="zh" style:country-asian="CN" style:language-complex="hi" style:country-complex="IN"/>
    </style:style>
    <style:style style:name="T39" style:family="text">
      <style:text-properties fo:language="cs" fo:country="CZ" officeooo:rsid="0288b978" style:language-asian="zh" style:country-asian="CN" style:language-complex="hi" style:country-complex="IN"/>
    </style:style>
    <style:style style:name="T40" style:family="text">
      <style:text-properties fo:language="cs" fo:country="CZ" officeooo:rsid="02770e59" style:language-asian="zh" style:country-asian="CN" style:language-complex="hi" style:country-complex="IN"/>
    </style:style>
    <style:style style:name="T41" style:family="text">
      <style:text-properties fo:language="cs" fo:country="CZ" officeooo:rsid="028977c4" style:language-asian="zh" style:country-asian="CN" style:language-complex="hi" style:country-complex="IN"/>
    </style:style>
    <style:style style:name="T42" style:family="text">
      <style:text-properties fo:language="cs" fo:country="CZ" officeooo:rsid="028d01a0" style:language-asian="zh" style:country-asian="CN" style:language-complex="hi" style:country-complex="IN"/>
    </style:style>
    <style:style style:name="T43" style:family="text">
      <style:text-properties fo:language="cs" fo:country="CZ" officeooo:rsid="028090e5"/>
    </style:style>
    <style:style style:name="T44" style:family="text">
      <style:text-properties fo:language="cs" fo:country="CZ" officeooo:rsid="02814661"/>
    </style:style>
    <style:style style:name="T45" style:family="text">
      <style:text-properties fo:language="cs" fo:country="CZ" officeooo:rsid="028292b8"/>
    </style:style>
    <style:style style:name="T46" style:family="text">
      <style:text-properties fo:language="cs" fo:country="CZ" officeooo:rsid="02837937"/>
    </style:style>
    <style:style style:name="T47" style:family="text">
      <style:text-properties fo:language="cs" fo:country="CZ" officeooo:rsid="0283da6d"/>
    </style:style>
    <style:style style:name="T48" style:family="text">
      <style:text-properties fo:language="cs" fo:country="CZ" officeooo:rsid="028d01a0"/>
    </style:style>
    <style:style style:name="T49" style:family="text">
      <style:text-properties fo:language="cs" fo:country="CZ" officeooo:rsid="028e4df2"/>
    </style:style>
    <style:style style:name="T50" style:family="text">
      <style:text-properties fo:language="cs" fo:country="CZ" fo:font-style="normal" officeooo:rsid="028040e6" style:font-style-asian="normal" style:font-style-complex="normal"/>
    </style:style>
    <style:style style:name="T51" style:family="text">
      <style:text-properties fo:language="cs" fo:country="CZ" fo:font-style="normal" officeooo:rsid="02bcd29a" style:font-style-asian="normal" style:font-style-complex="normal"/>
    </style:style>
    <style:style style:name="T52" style:family="text">
      <style:text-properties fo:language="cs" fo:country="CZ" fo:font-style="normal" officeooo:rsid="02bd2525" style:font-style-asian="normal" style:font-style-complex="normal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28fe57f" style:font-style-asian="italic" style:font-style-complex="italic"/>
    </style:style>
    <style:style style:name="T55" style:family="text">
      <style:text-properties fo:font-style="italic" officeooo:rsid="0294d354" style:font-style-asian="italic" style:font-style-complex="italic"/>
    </style:style>
    <style:style style:name="T56" style:family="text">
      <style:text-properties fo:font-style="italic" fo:font-weight="bold" officeooo:rsid="0285970e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2b63403" style:font-style-asian="italic" style:font-weight-asian="bold" style:font-style-complex="italic" style:font-weight-complex="bold"/>
    </style:style>
    <style:style style:name="T58" style:family="text">
      <style:text-properties officeooo:rsid="028040e6"/>
    </style:style>
    <style:style style:name="T59" style:family="text">
      <style:text-properties style:use-window-font-color="true" loext:opacity="0%" style:font-name="Linux Libertine S.O.Cist.:onum" fo:font-size="11pt" fo:language="cs" fo:country="CZ" fo:font-weight="bold" style:letter-kerning="true" style:font-name-asian="Songti SC" style:font-size-asian="11pt" style:language-asian="zh" style:country-asian="CN" style:font-weight-asian="bold" style:font-name-complex="Arial Unicode MS" style:font-size-complex="11pt" style:language-complex="hi" style:country-complex="IN" style:font-weight-complex="bold"/>
    </style:style>
    <style:style style:name="T60" style:family="text">
      <style:text-properties style:use-window-font-color="true" loext:opacity="0%" style:font-name="Linux Libertine S.O.Cist.:onum" fo:font-size="11pt" fo:language="cs" fo:country="CZ" fo:font-weight="bold" officeooo:rsid="02814661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61" style:family="text">
      <style:text-properties style:use-window-font-color="true" loext:opacity="0%" style:font-name="Linux Libertine S.O.Cist.:onum" fo:font-size="11pt" fo:language="cs" fo:country="CZ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62" style:family="text">
      <style:text-properties style:use-window-font-color="true" loext:opacity="0%" style:font-name="Linux Libertine S.O.Cist.:onum" fo:font-size="11pt" fo:language="cs" fo:country="CZ" officeooo:rsid="028d01a0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63" style:family="text">
      <style:text-properties style:use-window-font-color="true" loext:opacity="0%" style:font-name="Linux Libertine S.O.Cist.:onum" fo:font-size="11pt" fo:language="cs" fo:country="CZ" officeooo:rsid="028090e5" style:letter-kerning="true" style:font-name-asian="Songti SC" style:font-size-asian="11pt" style:font-name-complex="Arial Unicode MS" style:font-size-complex="11pt"/>
    </style:style>
    <style:style style:name="T64" style:family="text">
      <style:text-properties style:use-window-font-color="true" loext:opacity="0%" style:font-name="Linux Libertine S.O.Cist.:onum" fo:font-size="11pt" fo:language="cs" fo:country="CZ" officeooo:rsid="02814661" style:letter-kerning="true" style:font-name-asian="Songti SC" style:font-size-asian="11pt" style:font-name-complex="Arial Unicode MS" style:font-size-complex="11pt"/>
    </style:style>
    <style:style style:name="T65" style:family="text">
      <style:text-properties style:use-window-font-color="true" loext:opacity="0%" style:font-name="Linux Libertine S.O.Cist.:onum" fo:font-size="11pt" fo:language="cs" fo:country="CZ" officeooo:rsid="0281a1a7" style:letter-kerning="true" style:font-name-asian="Songti SC" style:font-size-asian="11pt" style:font-name-complex="Arial Unicode MS" style:font-size-complex="11pt"/>
    </style:style>
    <style:style style:name="T66" style:family="text">
      <style:text-properties style:use-window-font-color="true" loext:opacity="0%" style:font-name="Linux Libertine S.O.Cist.:onum" fo:font-size="11pt" fo:language="cs" fo:country="CZ" officeooo:rsid="028292b8" style:letter-kerning="true" style:font-name-asian="Songti SC" style:font-size-asian="11pt" style:font-name-complex="Arial Unicode MS" style:font-size-complex="11pt"/>
    </style:style>
    <style:style style:name="T67" style:family="text">
      <style:text-properties style:use-window-font-color="true" loext:opacity="0%" style:font-name="Linux Libertine S.O.Cist.:onum" fo:font-size="11pt" fo:language="cs" fo:country="CZ" officeooo:rsid="02837937" style:letter-kerning="true" style:font-name-asian="Songti SC" style:font-size-asian="11pt" style:font-name-complex="Arial Unicode MS" style:font-size-complex="11pt"/>
    </style:style>
    <style:style style:name="T68" style:family="text">
      <style:text-properties style:use-window-font-color="true" loext:opacity="0%" style:font-name="Linux Libertine S.O.Cist.:onum" fo:font-size="11pt" fo:language="cs" fo:country="CZ" officeooo:rsid="0283da6d" style:letter-kerning="true" style:font-name-asian="Songti SC" style:font-size-asian="11pt" style:font-name-complex="Arial Unicode MS" style:font-size-complex="11pt"/>
    </style:style>
    <style:style style:name="T69" style:family="text">
      <style:text-properties style:use-window-font-color="true" loext:opacity="0%" style:font-name="Linux Libertine S.O.Cist.:onum" fo:font-size="11pt" fo:language="cs" fo:country="CZ" officeooo:rsid="028e4df2" style:letter-kerning="true" style:font-name-asian="Songti SC" style:font-size-asian="11pt" style:font-name-complex="Arial Unicode MS" style:font-size-complex="11pt"/>
    </style:style>
    <style:style style:name="T70" style:family="text">
      <style:text-properties style:use-window-font-color="true" loext:opacity="0%" style:font-name="Linux Libertine S.O.Cist.:onum" fo:font-size="11pt" style:letter-kerning="true" style:font-name-asian="Songti SC" style:font-size-asian="11pt" style:font-name-complex="Arial Unicode MS" style:font-size-complex="11pt"/>
    </style:style>
    <style:style style:name="T71" style:family="text">
      <style:text-properties style:use-window-font-color="true" loext:opacity="0%" style:font-name="Linux Libertine S.O.Cist.:onum" fo:font-size="11pt" officeooo:rsid="028090e5" style:letter-kerning="true" style:font-name-asian="Songti SC" style:font-size-asian="11pt" style:font-name-complex="Arial Unicode MS" style:font-size-complex="11pt"/>
    </style:style>
    <style:style style:name="T72" style:family="text">
      <style:text-properties style:use-window-font-color="true" loext:opacity="0%" style:font-name="Linux Libertine S.O.Cist.:onum" fo:font-size="11pt" officeooo:rsid="0285970e" style:letter-kerning="true" style:font-name-asian="Songti SC" style:font-size-asian="11pt" style:font-name-complex="Arial Unicode MS" style:font-size-complex="11pt"/>
    </style:style>
    <style:style style:name="T73" style:family="text">
      <style:text-properties style:use-window-font-color="true" loext:opacity="0%" style:font-name="Linux Libertine S.O.Cist.:onum" fo:font-size="11pt" officeooo:rsid="0285f767" style:letter-kerning="true" style:font-name-asian="Songti SC" style:font-size-asian="11pt" style:font-name-complex="Arial Unicode MS" style:font-size-complex="11pt"/>
    </style:style>
    <style:style style:name="T74" style:family="text">
      <style:text-properties style:use-window-font-color="true" loext:opacity="0%" style:font-name="Linux Libertine S.O.Cist.:onum" fo:font-size="11pt" officeooo:rsid="0287ed94" style:letter-kerning="true" style:font-name-asian="Songti SC" style:font-size-asian="11pt" style:font-name-complex="Arial Unicode MS" style:font-size-complex="11pt"/>
    </style:style>
    <style:style style:name="T75" style:family="text">
      <style:text-properties style:use-window-font-color="true" loext:opacity="0%" style:font-name="Linux Libertine S.O.Cist.:onum" fo:font-size="11pt" officeooo:rsid="028e4df2" style:letter-kerning="true" style:font-name-asian="Songti SC" style:font-size-asian="11pt" style:font-name-complex="Arial Unicode MS" style:font-size-complex="11pt"/>
    </style:style>
    <style:style style:name="T76" style:family="text">
      <style:text-properties style:use-window-font-color="true" loext:opacity="0%" style:font-name="Linux Libertine S.O.Cist.:onum" fo:font-size="11pt" officeooo:rsid="028fb877" style:letter-kerning="true" style:font-name-asian="Songti SC" style:font-size-asian="11pt" style:font-name-complex="Arial Unicode MS" style:font-size-complex="11pt"/>
    </style:style>
    <style:style style:name="T77" style:family="text">
      <style:text-properties style:use-window-font-color="true" loext:opacity="0%" style:font-name="Linux Libertine S.O.Cist.:onum" fo:font-size="11pt" officeooo:rsid="028fe57f" style:letter-kerning="true" style:font-name-asian="Songti SC" style:font-size-asian="11pt" style:font-name-complex="Arial Unicode MS" style:font-size-complex="11pt"/>
    </style:style>
    <style:style style:name="T78" style:family="text">
      <style:text-properties style:use-window-font-color="true" loext:opacity="0%" style:font-name="Linux Libertine S.O.Cist.:onum" fo:font-size="11pt" officeooo:rsid="0290bcc8" style:letter-kerning="true" style:font-name-asian="Songti SC" style:font-size-asian="11pt" style:font-name-complex="Arial Unicode MS" style:font-size-complex="11pt"/>
    </style:style>
    <style:style style:name="T79" style:family="text">
      <style:text-properties style:use-window-font-color="true" loext:opacity="0%" style:font-name="Linux Libertine S.O.Cist.:onum" fo:font-size="11pt" officeooo:rsid="0292c9c1" style:letter-kerning="true" style:font-name-asian="Songti SC" style:font-size-asian="11pt" style:font-name-complex="Arial Unicode MS" style:font-size-complex="11pt"/>
    </style:style>
    <style:style style:name="T80" style:family="text">
      <style:text-properties style:use-window-font-color="true" loext:opacity="0%" style:font-name="Linux Libertine S.O.Cist.:onum" fo:font-size="11pt" officeooo:rsid="02948e43" style:letter-kerning="true" style:font-name-asian="Songti SC" style:font-size-asian="11pt" style:font-name-complex="Arial Unicode MS" style:font-size-complex="11pt"/>
    </style:style>
    <style:style style:name="T81" style:family="text">
      <style:text-properties style:use-window-font-color="true" loext:opacity="0%" style:font-name="Linux Libertine S.O.Cist.:onum" fo:font-size="11pt" officeooo:rsid="0294d354" style:letter-kerning="true" style:font-name-asian="Songti SC" style:font-size-asian="11pt" style:font-name-complex="Arial Unicode MS" style:font-size-complex="11pt"/>
    </style:style>
    <style:style style:name="T82" style:family="text">
      <style:text-properties style:use-window-font-color="true" loext:opacity="0%" style:font-name="Linux Libertine S.O.Cist.:onum" fo:font-size="11pt" officeooo:rsid="029635d8" style:letter-kerning="true" style:font-name-asian="Songti SC" style:font-size-asian="11pt" style:font-name-complex="Arial Unicode MS" style:font-size-complex="11pt"/>
    </style:style>
    <style:style style:name="T83" style:family="text">
      <style:text-properties style:use-window-font-color="true" loext:opacity="0%" style:font-name="Linux Libertine S.O.Cist.:onum" fo:font-size="11pt" officeooo:rsid="0298085e" style:letter-kerning="true" style:font-name-asian="Songti SC" style:font-size-asian="11pt" style:font-name-complex="Arial Unicode MS" style:font-size-complex="11pt"/>
    </style:style>
    <style:style style:name="T84" style:family="text">
      <style:text-properties style:use-window-font-color="true" loext:opacity="0%" style:font-name="Linux Libertine S.O.Cist.:onum" fo:font-size="11pt" officeooo:rsid="02994592" style:letter-kerning="true" style:font-name-asian="Songti SC" style:font-size-asian="11pt" style:font-name-complex="Arial Unicode MS" style:font-size-complex="11pt"/>
    </style:style>
    <style:style style:name="T85" style:family="text">
      <style:text-properties style:use-window-font-color="true" loext:opacity="0%" style:font-name="Linux Libertine S.O.Cist.:onum" fo:font-size="11pt" officeooo:rsid="0299ac65" style:letter-kerning="true" style:font-name-asian="Songti SC" style:font-size-asian="11pt" style:font-name-complex="Arial Unicode MS" style:font-size-complex="11pt"/>
    </style:style>
    <style:style style:name="T86" style:family="text">
      <style:text-properties style:use-window-font-color="true" loext:opacity="0%" style:font-name="Linux Libertine S.O.Cist.:onum" fo:font-size="11pt" officeooo:rsid="029b69fe" style:letter-kerning="true" style:font-name-asian="Songti SC" style:font-size-asian="11pt" style:font-name-complex="Arial Unicode MS" style:font-size-complex="11pt"/>
    </style:style>
    <style:style style:name="T87" style:family="text">
      <style:text-properties style:use-window-font-color="true" loext:opacity="0%" style:font-name="Linux Libertine S.O.Cist.:onum" fo:font-size="11pt" officeooo:rsid="02b1a2df" style:letter-kerning="true" style:font-name-asian="Songti SC" style:font-size-asian="11pt" style:font-name-complex="Arial Unicode MS" style:font-size-complex="11pt"/>
    </style:style>
    <style:style style:name="T88" style:family="text">
      <style:text-properties style:use-window-font-color="true" loext:opacity="0%" style:font-name="Linux Libertine S.O.Cist.:onum" fo:font-size="11pt" officeooo:rsid="02b36de4" style:letter-kerning="true" style:font-name-asian="Songti SC" style:font-size-asian="11pt" style:font-name-complex="Arial Unicode MS" style:font-size-complex="11pt"/>
    </style:style>
    <style:style style:name="T89" style:family="text">
      <style:text-properties style:use-window-font-color="true" loext:opacity="0%" style:font-name="Linux Libertine S.O.Cist.:onum" fo:font-size="11pt" officeooo:rsid="02b42c3b" style:letter-kerning="true" style:font-name-asian="Songti SC" style:font-size-asian="11pt" style:font-name-complex="Arial Unicode MS" style:font-size-complex="11pt"/>
    </style:style>
    <style:style style:name="T90" style:family="text">
      <style:text-properties style:use-window-font-color="true" loext:opacity="0%" style:font-name="Linux Libertine S.O.Cist.:onum" fo:font-size="11pt" officeooo:rsid="02b48b58" style:letter-kerning="true" style:font-name-asian="Songti SC" style:font-size-asian="11pt" style:font-name-complex="Arial Unicode MS" style:font-size-complex="11pt"/>
    </style:style>
    <style:style style:name="T91" style:family="text">
      <style:text-properties style:use-window-font-color="true" loext:opacity="0%" style:font-name="Linux Libertine S.O.Cist.:onum" fo:font-size="11pt" officeooo:rsid="02b63403" style:letter-kerning="true" style:font-name-asian="Songti SC" style:font-size-asian="11pt" style:font-name-complex="Arial Unicode MS" style:font-size-complex="11pt"/>
    </style:style>
    <style:style style:name="T92" style:family="text">
      <style:text-properties style:use-window-font-color="true" loext:opacity="0%" style:font-name="Linux Libertine S.O.Cist.:onum" fo:font-size="11pt" officeooo:rsid="02b6d024" style:letter-kerning="true" style:font-name-asian="Songti SC" style:font-size-asian="11pt" style:font-name-complex="Arial Unicode MS" style:font-size-complex="11pt"/>
    </style:style>
    <style:style style:name="T93" style:family="text">
      <style:text-properties style:use-window-font-color="true" loext:opacity="0%" style:font-name="Linux Libertine S.O.Cist.:onum" fo:font-size="11pt" officeooo:rsid="02b73778" style:letter-kerning="true" style:font-name-asian="Songti SC" style:font-size-asian="11pt" style:font-name-complex="Arial Unicode MS" style:font-size-complex="11pt"/>
    </style:style>
    <style:style style:name="T94" style:family="text">
      <style:text-properties style:use-window-font-color="true" loext:opacity="0%" style:font-name="Linux Libertine S.O.Cist.:onum" fo:font-size="11pt" officeooo:rsid="02b7ab68" style:letter-kerning="true" style:font-name-asian="Songti SC" style:font-size-asian="11pt" style:font-name-complex="Arial Unicode MS" style:font-size-complex="11pt"/>
    </style:style>
    <style:style style:name="T95" style:family="text">
      <style:text-properties style:use-window-font-color="true" loext:opacity="0%" style:font-name="Linux Libertine S.O.Cist.:onum" fo:font-size="11pt" officeooo:rsid="02b7f677" style:letter-kerning="true" style:font-name-asian="Songti SC" style:font-size-asian="11pt" style:font-name-complex="Arial Unicode MS" style:font-size-complex="11pt"/>
    </style:style>
    <style:style style:name="T96" style:family="text">
      <style:text-properties style:use-window-font-color="true" loext:opacity="0%" style:font-name="Linux Libertine S.O.Cist.:onum" fo:font-size="11pt" officeooo:rsid="02bcd29a" style:letter-kerning="true" style:font-name-asian="Songti SC" style:font-size-asian="11pt" style:font-name-complex="Arial Unicode MS" style:font-size-complex="11pt"/>
    </style:style>
    <style:style style:name="T97" style:family="text">
      <style:text-properties style:use-window-font-color="true" loext:opacity="0%" style:font-name="Linux Libertine S.O.Cist.:onum" fo:font-size="11pt" officeooo:rsid="02c793c4" style:letter-kerning="true" style:font-name-asian="Songti SC" style:font-size-asian="11pt" style:font-name-complex="Arial Unicode MS" style:font-size-complex="11pt"/>
    </style:style>
    <style:style style:name="T98" style:family="text">
      <style:text-properties style:use-window-font-color="true" loext:opacity="0%" style:font-name="Linux Libertine S.O.Cist.:onum" fo:font-size="11pt" officeooo:rsid="02c793e1" style:letter-kerning="true" style:font-name-asian="Songti SC" style:font-size-asian="11pt" style:font-name-complex="Arial Unicode MS" style:font-size-complex="11pt"/>
    </style:style>
    <style:style style:name="T99" style:family="text">
      <style:text-properties style:use-window-font-color="true" loext:opacity="0%" style:font-name="Linux Libertine S.O.Cist.:onum" fo:font-size="11pt" officeooo:rsid="02c97e82" style:letter-kerning="true" style:font-name-asian="Songti SC" style:font-size-asian="11pt" style:font-name-complex="Arial Unicode MS" style:font-size-complex="11pt"/>
    </style:style>
    <style:style style:name="T100" style:family="text">
      <style:text-properties style:use-window-font-color="true" loext:opacity="0%" style:font-name="Linux Libertine S.O.Cist.:onum" fo:font-size="11pt" officeooo:rsid="00ee52d8" style:letter-kerning="true" style:font-name-asian="Songti SC" style:font-size-asian="11pt" style:font-name-complex="Arial Unicode MS" style:font-size-complex="11pt"/>
    </style:style>
    <style:style style:name="T101" style:family="text">
      <style:text-properties style:use-window-font-color="true" loext:opacity="0%" style:font-name="Linux Libertine S.O.Cist.:onum" fo:font-size="11pt" officeooo:rsid="02c99f41" style:letter-kerning="true" style:font-name-asian="Songti SC" style:font-size-asian="11pt" style:font-name-complex="Arial Unicode MS" style:font-size-complex="11pt"/>
    </style:style>
    <style:style style:name="T102" style:family="text">
      <style:text-properties style:use-window-font-color="true" loext:opacity="0%" style:font-name="Linux Libertine S.O.Cist.:onum" fo:font-size="11pt" officeooo:rsid="02cbda05" style:letter-kerning="true" style:font-name-asian="Songti SC" style:font-size-asian="11pt" style:font-name-complex="Arial Unicode MS" style:font-size-complex="11pt"/>
    </style:style>
    <style:style style:name="T103" style:family="text">
      <style:text-properties style:use-window-font-color="true" loext:opacity="0%" style:font-name="Linux Libertine S.O.Cist.:onum" fo:font-size="11pt" officeooo:rsid="02ce7fda" style:letter-kerning="true" style:font-name-asian="Songti SC" style:font-size-asian="11pt" style:font-name-complex="Arial Unicode MS" style:font-size-complex="11pt"/>
    </style:style>
    <style:style style:name="T104" style:family="text">
      <style:text-properties style:use-window-font-color="true" loext:opacity="0%" style:font-name="Linux Libertine S.O.Cist.:onum" fo:font-size="11pt" officeooo:rsid="02cf7013" style:letter-kerning="true" style:font-name-asian="Songti SC" style:font-size-asian="11pt" style:font-name-complex="Arial Unicode MS" style:font-size-complex="11pt"/>
    </style:style>
    <style:style style:name="T105" style:family="text">
      <style:text-properties style:use-window-font-color="true" loext:opacity="0%" style:font-name="Linux Libertine S.O.Cist.:onum" fo:font-size="11pt" officeooo:rsid="02d06fde" style:letter-kerning="true" style:font-name-asian="Songti SC" style:font-size-asian="11pt" style:font-name-complex="Arial Unicode MS" style:font-size-complex="11pt"/>
    </style:style>
    <style:style style:name="T106" style:family="text">
      <style:text-properties style:use-window-font-color="true" loext:opacity="0%" style:font-name="Linux Libertine S.O.Cist.:onum" fo:font-size="11pt" officeooo:rsid="02d3dec6" style:letter-kerning="true" style:font-name-asian="Songti SC" style:font-size-asian="11pt" style:font-name-complex="Arial Unicode MS" style:font-size-complex="11pt"/>
    </style:style>
    <style:style style:name="T107" style:family="text">
      <style:text-properties style:use-window-font-color="true" loext:opacity="0%" style:font-name="Linux Libertine S.O.Cist.:onum" fo:font-size="11pt" officeooo:rsid="02cdb12e" style:letter-kerning="true" style:font-name-asian="Songti SC" style:font-size-asian="11pt" style:font-name-complex="Arial Unicode MS" style:font-size-complex="11pt"/>
    </style:style>
    <style:style style:name="T108" style:family="text">
      <style:text-properties style:use-window-font-color="true" loext:opacity="0%" style:font-name="Linux Libertine S.O.Cist.:onum" fo:font-size="11pt" officeooo:rsid="028fe57f" style:letter-kerning="true" fo:background-color="transparent" loext:char-shading-value="0" style:font-name-asian="Songti SC" style:font-size-asian="11pt" style:font-name-complex="Arial Unicode MS" style:font-size-complex="11pt"/>
    </style:style>
    <style:style style:name="T109" style:family="text">
      <style:text-properties style:use-window-font-color="true" loext:opacity="0%" style:font-name="Linux Libertine S.O.Cist.:onum" fo:font-size="11pt" fo:font-weight="bold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110" style:family="text">
      <style:text-properties style:use-window-font-color="true" loext:opacity="0%" style:font-name="Linux Libertine S.O.Cist.:onum" fo:font-size="11pt" fo:font-weight="bold" officeooo:rsid="0285970e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111" style:family="text">
      <style:text-properties style:use-window-font-color="true" loext:opacity="0%" style:font-name="Linux Libertine S.O.Cist.:onum" fo:font-size="11pt" fo:font-weight="bold" officeooo:rsid="028fe57f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112" style:family="text">
      <style:text-properties style:use-window-font-color="true" loext:opacity="0%" style:font-name="Linux Libertine S.O.Cist.:onum" fo:font-size="11pt" fo:font-weight="bold" officeooo:rsid="029635d8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113" style:family="text">
      <style:text-properties style:use-window-font-color="true" loext:opacity="0%" style:font-name="Linux Libertine S.O.Cist.:onum" fo:font-size="11pt" fo:font-weight="bold" officeooo:rsid="02b1a2df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114" style:family="text">
      <style:text-properties style:use-window-font-color="true" loext:opacity="0%" style:font-name="Linux Libertine S.O.Cist.:onum" fo:font-size="11pt" fo:font-weight="bold" officeooo:rsid="02b63403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115" style:family="text">
      <style:text-properties style:use-window-font-color="true" loext:opacity="0%" style:font-name="Linux Libertine S.O.Cist.:onum" fo:font-size="11pt" fo:font-weight="bold" officeooo:rsid="02cf7013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116" style:family="text">
      <style:text-properties style:use-window-font-color="true" loext:opacity="0%" style:font-name="Linux Libertine S.O.Cist.:onum" fo:font-size="11pt" fo:font-style="italic" officeooo:rsid="0294d354" style:letter-kerning="true" style:font-name-asian="Songti SC" style:font-size-asian="11pt" style:font-style-asian="italic" style:font-name-complex="Arial Unicode MS" style:font-size-complex="11pt" style:font-style-complex="italic"/>
    </style:style>
    <style:style style:name="T117" style:family="text">
      <style:text-properties style:use-window-font-color="true" loext:opacity="0%" style:font-name="Linux Libertine S.O.Cist.:onum" fo:font-size="11pt" fo:language="en" fo:country="US" fo:font-style="normal" officeooo:rsid="028fe57f" style:letter-kerning="true" fo:background-color="transparent" loext:char-shading-value="0" style:font-name-asian="Songti SC" style:font-size-asian="11pt" style:font-style-asian="normal" style:font-name-complex="Arial Unicode MS" style:font-size-complex="11pt" style:font-style-complex="normal"/>
    </style:style>
    <style:style style:name="T118" style:family="text">
      <style:text-properties style:use-window-font-color="true" loext:opacity="0%" style:font-name="Linux Libertine S.O.Cist.:onum" fo:font-size="11pt" fo:language="la" fo:country="VA" fo:font-style="italic" officeooo:rsid="02c97e82" style:letter-kerning="true" style:font-name-asian="Songti SC" style:font-size-asian="11pt" style:font-style-asian="italic" style:font-name-complex="Arial Unicode MS" style:font-size-complex="11pt" style:font-style-complex="italic"/>
    </style:style>
    <style:style style:name="T119" style:family="text">
      <style:text-properties style:use-window-font-color="true" loext:opacity="0%" style:font-name="Linux Libertine S.O.Cist.1" fo:font-size="10pt" fo:font-style="normal" officeooo:rsid="028040e6" style:letter-kerning="true" style:font-name-asian="Songti SC" style:font-size-asian="10pt" style:font-style-asian="normal" style:font-name-complex="Arial Unicode MS" style:font-size-complex="10pt" style:font-style-complex="normal"/>
    </style:style>
    <style:style style:name="T120" style:family="text">
      <style:text-properties style:use-window-font-color="true" loext:opacity="0%" style:font-name="Linux Libertine S.O.Cist.1" fo:font-size="10pt" fo:font-style="normal" fo:font-weight="bold" officeooo:rsid="028040e6" style:letter-kerning="true" style:font-name-asian="Songti SC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T121" style:family="text">
      <style:text-properties style:use-window-font-color="true" loext:opacity="0%" style:font-name="Linux Libertine S.O.Cist.1" fo:font-size="10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2" style:family="text">
      <style:text-properties style:use-window-font-color="true" loext:opacity="0%" style:font-name="Linux Libertine S.O.Cist.1" fo:font-size="10pt" fo:language="cs" fo:country="CZ" officeooo:rsid="028090e5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3" style:family="text">
      <style:text-properties style:use-window-font-color="true" loext:opacity="0%" style:font-name="Linux Libertine S.O.Cist.1" fo:font-size="10pt" fo:language="cs" fo:country="CZ" officeooo:rsid="0281a1a7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4" style:family="text">
      <style:text-properties style:use-window-font-color="true" loext:opacity="0%" style:font-name="Linux Libertine S.O.Cist.1" fo:font-size="10pt" fo:language="cs" fo:country="CZ" officeooo:rsid="02837937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5" style:family="text">
      <style:text-properties style:use-window-font-color="true" loext:opacity="0%" style:font-name="Linux Libertine S.O.Cist.1" fo:font-size="10pt" fo:language="cs" fo:country="CZ" officeooo:rsid="0283da6d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6" style:family="text">
      <style:text-properties style:use-window-font-color="true" loext:opacity="0%" style:font-name="Linux Libertine S.O.Cist.1" fo:font-size="10pt" fo:language="cs" fo:country="CZ" officeooo:rsid="02840f6d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7" style:family="text">
      <style:text-properties style:use-window-font-color="true" loext:opacity="0%" style:font-name="Linux Libertine S.O.Cist.1" fo:font-size="10pt" fo:language="cs" fo:country="CZ" officeooo:rsid="028d01a0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8" style:family="text">
      <style:text-properties style:use-window-font-color="true" loext:opacity="0%" style:font-name="Linux Libertine S.O.Cist.1" fo:font-size="10pt" fo:language="cs" fo:country="CZ" officeooo:rsid="028fb877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9" style:family="text">
      <style:text-properties style:use-window-font-color="true" loext:opacity="0%" style:font-name="Linux Libertine S.O.Cist.1" fo:font-size="10pt" fo:language="cs" fo:country="CZ" officeooo:rsid="02b1a2df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0" style:family="text">
      <style:text-properties style:use-window-font-color="true" loext:opacity="0%" style:font-name="Linux Libertine S.O.Cist.1" fo:font-size="10pt" fo:language="cs" fo:country="CZ" officeooo:rsid="02b9dfde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1" style:family="text">
      <style:text-properties style:use-window-font-color="true" loext:opacity="0%" style:font-name="Linux Libertine S.O.Cist.1" fo:font-size="10pt" fo:language="cs" fo:country="CZ" officeooo:rsid="02ba0b55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2" style:family="text">
      <style:text-properties style:use-window-font-color="true" loext:opacity="0%" style:font-name="Linux Libertine S.O.Cist.1" fo:font-size="10pt" fo:language="cs" fo:country="CZ" officeooo:rsid="02bb6f11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3" style:family="text">
      <style:text-properties style:use-window-font-color="true" loext:opacity="0%" style:font-name="Linux Libertine S.O.Cist.1" fo:font-size="10pt" fo:language="cs" fo:country="CZ" officeooo:rsid="02c793e1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4" style:family="text">
      <style:text-properties style:use-window-font-color="true" loext:opacity="0%" style:font-name="Linux Libertine S.O.Cist.1" fo:font-size="10pt" fo:language="cs" fo:country="CZ" officeooo:rsid="00efd15e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5" style:family="text">
      <style:text-properties style:use-window-font-color="true" loext:opacity="0%" style:font-name="Linux Libertine S.O.Cist.1" fo:font-size="10pt" fo:language="cs" fo:country="CZ" officeooo:rsid="00f26aa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6" style:family="text">
      <style:text-properties style:use-window-font-color="true" loext:opacity="0%" style:font-name="Linux Libertine S.O.Cist.1" fo:font-size="10pt" fo:language="cs" fo:country="CZ" officeooo:rsid="02cf0b5c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7" style:family="text">
      <style:text-properties style:use-window-font-color="true" loext:opacity="0%" style:font-name="Linux Libertine S.O.Cist.1" fo:font-size="10pt" fo:language="cs" fo:country="CZ" officeooo:rsid="02cf7013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8" style:family="text">
      <style:text-properties style:use-window-font-color="true" loext:opacity="0%" style:font-name="Linux Libertine S.O.Cist.1" fo:font-size="10pt" fo:language="cs" fo:country="CZ" officeooo:rsid="02d253c1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9" style:family="text">
      <style:text-properties style:use-window-font-color="true" loext:opacity="0%" style:font-name="Linux Libertine S.O.Cist.1" fo:font-size="10pt" fo:language="cs" fo:country="CZ" style:letter-kerning="true" fo:background-color="transparent" loext:char-shading-value="0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40" style:family="text">
      <style:text-properties style:use-window-font-color="true" loext:opacity="0%" style:font-name="Linux Libertine S.O.Cist.1" fo:font-size="10pt" fo:language="cs" fo:country="CZ" fo:font-style="normal" officeooo:rsid="028040e6" style:letter-kerning="true" style:font-name-asian="Songti SC" style:font-size-asian="10pt" style:font-style-asian="normal" style:font-name-complex="Arial Unicode MS" style:font-size-complex="10pt" style:font-style-complex="normal"/>
    </style:style>
    <style:style style:name="T141" style:family="text">
      <style:text-properties style:use-window-font-color="true" loext:opacity="0%" style:font-name="Linux Libertine S.O.Cist.1" fo:font-size="10pt" fo:language="cs" fo:country="CZ" fo:font-style="normal" officeooo:rsid="02b48b58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42" style:family="text">
      <style:text-properties style:use-window-font-color="true" loext:opacity="0%" style:font-name="Linux Libertine S.O.Cist.1" fo:font-size="10pt" fo:language="de" fo:country="DE" officeooo:rsid="02b9dfde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43" style:family="text">
      <style:text-properties style:use-window-font-color="true" loext:opacity="0%" style:font-name="Linux Libertine S.O.Cist.1" fo:font-size="10pt" fo:language="de" fo:country="DE" officeooo:rsid="00efd15e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44" style:family="text">
      <style:text-properties style:use-window-font-color="true" loext:opacity="0%" style:font-name="Linux Libertine S.O.Cist.1" fo:font-size="10pt" fo:language="de" fo:country="DE" officeooo:rsid="00f26aa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45" style:family="text">
      <style:text-properties style:use-window-font-color="true" loext:opacity="0%" style:font-name="Linux Libertine S.O.Cist.1" fo:font-size="8pt" fo:language="cs" fo:country="CZ" officeooo:rsid="02d253c1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46" style:family="text">
      <style:text-properties style:use-window-font-color="true" loext:opacity="0%" style:letter-kerning="true" style:font-name-asian="Songti SC" style:language-asian="zh" style:country-asian="CN" style:font-name-complex="Arial Unicode MS" style:language-complex="hi" style:country-complex="IN"/>
    </style:style>
    <style:style style:name="T147" style:family="text">
      <style:text-properties style:use-window-font-color="true" loext:opacity="0%" officeooo:rsid="028040e6" style:letter-kerning="true" style:font-name-asian="Songti SC" style:language-asian="zh" style:country-asian="CN" style:font-name-complex="Arial Unicode MS" style:language-complex="hi" style:country-complex="IN"/>
    </style:style>
    <style:style style:name="T148" style:family="text">
      <style:text-properties style:use-window-font-color="true" loext:opacity="0%" officeooo:rsid="028b2a0e" style:letter-kerning="true" style:font-name-asian="Songti SC" style:language-asian="zh" style:country-asian="CN" style:font-name-complex="Arial Unicode MS" style:language-complex="hi" style:country-complex="IN"/>
    </style:style>
    <style:style style:name="T149" style:family="text">
      <style:text-properties style:use-window-font-color="true" loext:opacity="0%" officeooo:rsid="028d01a0" style:letter-kerning="true" style:font-name-asian="Songti SC" style:language-asian="zh" style:country-asian="CN" style:font-name-complex="Arial Unicode MS" style:language-complex="hi" style:country-complex="IN"/>
    </style:style>
    <style:style style:name="T150" style:family="text">
      <style:text-properties style:use-window-font-color="true" loext:opacity="0%" officeooo:rsid="02814661" style:letter-kerning="true" style:font-name-asian="Songti SC" style:font-name-complex="Arial Unicode MS"/>
    </style:style>
    <style:style style:name="T151" style:family="text">
      <style:text-properties style:use-window-font-color="true" loext:opacity="0%" officeooo:rsid="028fe57f" style:letter-kerning="true" style:font-name-asian="Songti SC" style:font-name-complex="Arial Unicode MS"/>
    </style:style>
    <style:style style:name="T152" style:family="text">
      <style:text-properties style:use-window-font-color="true" loext:opacity="0%" officeooo:rsid="02b1a2df" style:letter-kerning="true" style:font-name-asian="Songti SC" style:font-name-complex="Arial Unicode MS"/>
    </style:style>
    <style:style style:name="T153" style:family="text">
      <style:text-properties style:use-window-font-color="true" loext:opacity="0%" fo:language="cs" fo:country="CZ" officeooo:rsid="028090e5" style:letter-kerning="true" style:font-name-asian="Songti SC" style:font-name-complex="Arial Unicode MS"/>
    </style:style>
    <style:style style:name="T154" style:family="text">
      <style:text-properties style:use-window-font-color="true" loext:opacity="0%" fo:language="cs" fo:country="CZ" officeooo:rsid="02840f6d" style:letter-kerning="true" style:font-name-asian="Songti SC" style:font-name-complex="Arial Unicode MS"/>
    </style:style>
    <style:style style:name="T155" style:family="text">
      <style:text-properties style:use-window-font-color="true" loext:opacity="0%" style:font-name="Linux Libertine S.O.Cist." fo:font-size="10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56" style:family="text">
      <style:text-properties style:use-window-font-color="true" loext:opacity="0%" style:font-name="Linux Libertine S.O.Cist." fo:font-size="10pt" fo:language="cs" fo:country="CZ" officeooo:rsid="0288b97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57" style:family="text">
      <style:text-properties style:use-window-font-color="true" loext:opacity="0%" style:font-name="Linux Libertine S.O.Cist." fo:font-size="10pt" fo:language="cs" fo:country="CZ" officeooo:rsid="028977c4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58" style:family="text">
      <style:text-properties style:use-window-font-color="true" loext:opacity="0%" style:font-name="Linux Libertine S.O.Cist." fo:font-size="10pt" fo:language="cs" fo:country="CZ" officeooo:rsid="028b2a0e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59" style:family="text">
      <style:text-properties style:use-window-font-color="true" loext:opacity="0%" style:font-name="Linux Libertine S.O.Cist." fo:font-size="10pt" fo:language="cs" fo:country="CZ" officeooo:rsid="028d01a0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60" style:family="text">
      <style:text-properties style:use-window-font-color="true" loext:opacity="0%" style:font-name="Linux Libertine S.O.Cist." fo:font-size="10pt" fo:language="cs" fo:country="CZ" fo:font-style="normal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61" style:family="text">
      <style:text-properties style:use-window-font-color="true" loext:opacity="0%" style:font-name="Linux Libertine S.O.Cist." fo:font-size="10pt" style:letter-kerning="true" style:font-name-asian="Songti SC" style:font-size-asian="10pt" style:font-name-complex="Arial Unicode MS" style:font-size-complex="10pt"/>
    </style:style>
    <style:style style:name="T162" style:family="text">
      <style:text-properties style:use-window-font-color="true" loext:opacity="0%" style:font-name="Linux Libertine S.O.Cist." fo:font-size="10pt" officeooo:rsid="0291bbbe" style:letter-kerning="true" style:font-name-asian="Songti SC" style:font-size-asian="10pt" style:font-name-complex="Arial Unicode MS" style:font-size-complex="10pt"/>
    </style:style>
    <style:style style:name="T163" style:family="text">
      <style:text-properties style:use-window-font-color="true" loext:opacity="0%" style:font-name="Linux Libertine S.O.Cist." fo:font-size="10pt" officeooo:rsid="029b69fe" style:letter-kerning="true" style:font-name-asian="Songti SC" style:font-size-asian="10pt" style:font-name-complex="Arial Unicode MS" style:font-size-complex="10pt"/>
    </style:style>
    <style:style style:name="T164" style:family="text">
      <style:text-properties style:use-window-font-color="true" loext:opacity="0%" style:font-name="Linux Libertine S.O.Cist." fo:font-size="10pt" officeooo:rsid="02b9dfde" style:letter-kerning="true" style:font-name-asian="Songti SC" style:font-size-asian="10pt" style:font-name-complex="Arial Unicode MS" style:font-size-complex="10pt"/>
    </style:style>
    <style:style style:name="T165" style:family="text">
      <style:text-properties style:use-window-font-color="true" loext:opacity="0%" style:font-name="Linux Libertine S.O.Cist." fo:font-size="10pt" officeooo:rsid="02ba1027" style:letter-kerning="true" style:font-name-asian="Songti SC" style:font-size-asian="10pt" style:font-name-complex="Arial Unicode MS" style:font-size-complex="10pt"/>
    </style:style>
    <style:style style:name="T166" style:family="text">
      <style:text-properties style:use-window-font-color="true" loext:opacity="0%" style:font-name="Linux Libertine S.O.Cist." fo:font-size="10pt" officeooo:rsid="02d06fde" style:letter-kerning="true" style:font-name-asian="Songti SC" style:font-size-asian="10pt" style:font-name-complex="Arial Unicode MS" style:font-size-complex="10pt"/>
    </style:style>
    <style:style style:name="T167" style:family="text">
      <style:text-properties style:use-window-font-color="true" loext:opacity="0%" fo:language="en" fo:country="US" fo:font-style="italic" style:letter-kerning="true" style:font-name-asian="Songti SC" style:language-asian="zh" style:country-asian="CN" style:font-style-asian="italic" style:font-name-complex="Arial Unicode MS" style:language-complex="hi" style:country-complex="IN" style:font-style-complex="italic"/>
    </style:style>
    <style:style style:name="T168" style:family="text">
      <style:text-properties style:use-window-font-color="true" loext:opacity="0%" fo:language="en" fo:country="US" fo:font-style="normal" style:letter-kerning="true" style:font-name-asian="Songti SC" style:language-asian="zh" style:country-asian="CN" style:font-style-asian="normal" style:font-name-complex="Arial Unicode MS" style:language-complex="hi" style:country-complex="IN" style:font-style-complex="normal"/>
    </style:style>
    <style:style style:name="T169" style:family="text">
      <style:text-properties style:use-window-font-color="true" loext:opacity="0%" fo:language="en" fo:country="US" fo:font-style="normal" fo:font-weight="bold" officeooo:rsid="028fe57f" style:letter-kerning="true" style:font-name-asian="Songti SC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/>
    </style:style>
    <style:style style:name="T170" style:family="text">
      <style:text-properties style:use-window-font-color="true" loext:opacity="0%" fo:font-style="normal" style:letter-kerning="true" style:font-name-asian="Songti SC" style:language-asian="zh" style:country-asian="CN" style:font-style-asian="normal" style:font-name-complex="Arial Unicode MS" style:language-complex="hi" style:country-complex="IN" style:font-style-complex="normal"/>
    </style:style>
    <style:style style:name="T171" style:family="text">
      <style:text-properties style:use-window-font-color="true" loext:opacity="0%" fo:font-style="normal" fo:font-weight="bold" officeooo:rsid="028fe57f" style:letter-kerning="true" style:font-name-asian="Songti SC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/>
    </style:style>
    <style:style style:name="T172" style:family="text">
      <style:text-properties style:use-window-font-color="true" loext:opacity="0%" style:text-position="super 58%" style:font-name="Linux Libertine S.O.Cist.:onum" fo:font-size="11pt" officeooo:rsid="028090e5" style:letter-kerning="true" style:font-name-asian="Songti SC" style:font-size-asian="11pt" style:font-name-complex="Arial Unicode MS" style:font-size-complex="11pt"/>
    </style:style>
    <style:style style:name="T173" style:family="text">
      <style:text-properties style:use-window-font-color="true" loext:opacity="0%" fo:font-weight="normal" officeooo:rsid="02308692" style:letter-kerning="true" style:font-name-asian="Songti SC" style:font-weight-asian="normal" style:font-name-complex="Arial Unicode MS" style:font-weight-complex="normal"/>
    </style:style>
    <style:style style:name="T174" style:family="text">
      <style:text-properties style:use-window-font-color="true" loext:opacity="0%" fo:font-weight="normal" officeooo:rsid="02cbda05" style:letter-kerning="true" style:font-name-asian="Songti SC" style:font-weight-asian="normal" style:font-name-complex="Arial Unicode MS" style:font-weight-complex="normal"/>
    </style:style>
    <style:style style:name="T175" style:family="text">
      <style:text-properties fo:font-style="normal" style:font-style-asian="normal" style:font-style-complex="normal"/>
    </style:style>
    <style:style style:name="T176" style:family="text">
      <style:text-properties fo:font-style="normal" officeooo:rsid="02b44e8a" style:font-style-asian="normal" style:font-style-complex="normal"/>
    </style:style>
    <style:style style:name="T177" style:family="text">
      <style:text-properties fo:font-style="normal" officeooo:rsid="02b48b58" style:font-style-asian="normal" style:font-style-complex="normal"/>
    </style:style>
    <style:style style:name="T178" style:family="text">
      <style:text-properties fo:font-style="normal" officeooo:rsid="02bcd29a" style:font-style-asian="normal" style:font-style-complex="normal"/>
    </style:style>
    <style:style style:name="T17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02a48119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normal" officeooo:rsid="02a89806" style:font-style-asian="normal" style:font-weight-asian="normal" style:font-style-complex="normal" style:font-weight-complex="normal"/>
    </style:style>
    <style:style style:name="T183" style:family="text">
      <style:text-properties fo:font-style="normal" fo:font-weight="normal" officeooo:rsid="02a8f5fd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normal" officeooo:rsid="02b02089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normal" officeooo:rsid="02b1a2df" style:font-style-asian="normal" style:font-weight-asian="normal" style:font-style-complex="normal" style:font-weight-complex="normal"/>
    </style:style>
    <style:style style:name="T186" style:family="text">
      <style:text-properties officeooo:rsid="028090e5"/>
    </style:style>
    <style:style style:name="T187" style:family="text">
      <style:text-properties fo:language="la" fo:country="VA" fo:font-style="italic" style:language-asian="zh" style:country-asian="CN" style:font-style-asian="italic" style:language-complex="hi" style:country-complex="IN" style:font-style-complex="italic"/>
    </style:style>
    <style:style style:name="T188" style:family="text">
      <style:text-properties fo:language="la" fo:country="VA" fo:font-style="italic" officeooo:rsid="028fb877" style:language-asian="zh" style:country-asian="CN" style:font-style-asian="italic" style:language-complex="hi" style:country-complex="IN" style:font-style-complex="italic"/>
    </style:style>
    <style:style style:name="T189" style:family="text">
      <style:text-properties fo:language="la" fo:country="VA" fo:font-style="italic" officeooo:rsid="02abed67" style:language-asian="zh" style:country-asian="CN" style:font-style-asian="italic" style:language-complex="hi" style:country-complex="IN" style:font-style-complex="italic"/>
    </style:style>
    <style:style style:name="T190" style:family="text">
      <style:text-properties fo:language="la" fo:country="VA" fo:font-style="italic" officeooo:rsid="02b9dfde" style:language-asian="zh" style:country-asian="CN" style:font-style-asian="italic" style:language-complex="hi" style:country-complex="IN" style:font-style-complex="italic"/>
    </style:style>
    <style:style style:name="T191" style:family="text">
      <style:text-properties fo:language="la" fo:country="VA" fo:font-style="italic" officeooo:rsid="02c793e1" style:language-asian="zh" style:country-asian="CN" style:font-style-asian="italic" style:language-complex="hi" style:country-complex="IN" style:font-style-complex="italic"/>
    </style:style>
    <style:style style:name="T192" style:family="text">
      <style:text-properties fo:language="la" fo:country="VA" fo:font-style="italic" officeooo:rsid="02cf0b5c" style:language-asian="zh" style:country-asian="CN" style:font-style-asian="italic" style:language-complex="hi" style:country-complex="IN" style:font-style-complex="italic"/>
    </style:style>
    <style:style style:name="T193" style:family="text">
      <style:text-properties fo:language="la" fo:country="VA" fo:font-style="italic" officeooo:rsid="02d06fde" style:language-asian="zh" style:country-asian="CN" style:font-style-asian="italic" style:language-complex="hi" style:country-complex="IN" style:font-style-complex="italic"/>
    </style:style>
    <style:style style:name="T194" style:family="text">
      <style:text-properties fo:language="la" fo:country="VA" fo:font-style="italic" fo:background-color="transparent" loext:char-shading-value="0" style:language-asian="zh" style:country-asian="CN" style:font-style-asian="italic" style:language-complex="hi" style:country-complex="IN" style:font-style-complex="italic"/>
    </style:style>
    <style:style style:name="T195" style:family="text">
      <style:text-properties fo:language="la" fo:country="VA" fo:font-style="italic" style:language-asian="zxx" style:country-asian="none" style:font-style-asian="italic" style:language-complex="zxx" style:country-complex="none" style:font-style-complex="italic"/>
    </style:style>
    <style:style style:name="T196" style:family="text">
      <style:text-properties fo:language="la" fo:country="VA" style:language-asian="zh" style:country-asian="CN" style:language-complex="hi" style:country-complex="IN"/>
    </style:style>
    <style:style style:name="T197" style:family="text">
      <style:text-properties fo:language="en" fo:country="US"/>
    </style:style>
    <style:style style:name="T198" style:family="text">
      <style:text-properties fo:language="en" fo:country="US" fo:font-weight="bold" style:language-asian="zh" style:country-asian="CN" style:font-weight-asian="bold" style:language-complex="hi" style:country-complex="IN" style:font-weight-complex="bold"/>
    </style:style>
    <style:style style:name="T199" style:family="text">
      <style:text-properties officeooo:rsid="0281a1a7"/>
    </style:style>
    <style:style style:name="T200" style:family="text">
      <style:text-properties officeooo:rsid="02837937"/>
    </style:style>
    <style:style style:name="T201" style:family="text">
      <style:text-properties style:font-name="Liberation Serif2" officeooo:rsid="02837937" style:font-name-asian="Liberation Serif2" style:font-name-complex="Liberation Serif2"/>
    </style:style>
    <style:style style:name="T202" style:family="text">
      <style:text-properties style:text-position="super 58%"/>
    </style:style>
    <style:style style:name="T203" style:family="text">
      <style:text-properties officeooo:rsid="0283da6d"/>
    </style:style>
    <style:style style:name="T204" style:family="text">
      <style:text-properties officeooo:rsid="0285970e"/>
    </style:style>
    <style:style style:name="T205" style:family="text">
      <style:text-properties fo:language="de" fo:country="DE" fo:font-weight="bold" style:font-weight-asian="bold" style:font-weight-complex="bold"/>
    </style:style>
    <style:style style:name="T206" style:family="text">
      <style:text-properties fo:language="de" fo:country="DE" fo:font-weight="bold" style:language-asian="zh" style:country-asian="CN" style:font-weight-asian="bold" style:language-complex="hi" style:country-complex="IN" style:font-weight-complex="bold"/>
    </style:style>
    <style:style style:name="T207" style:family="text">
      <style:text-properties fo:language="de" fo:country="DE" fo:font-weight="bold" officeooo:rsid="02cf0b5c" style:language-asian="zh" style:country-asian="CN" style:font-weight-asian="bold" style:language-complex="hi" style:country-complex="IN" style:font-weight-complex="bold"/>
    </style:style>
    <style:style style:name="T208" style:family="text">
      <style:text-properties officeooo:rsid="0285f767"/>
    </style:style>
    <style:style style:name="T209" style:family="text">
      <style:text-properties officeooo:rsid="0287ed94"/>
    </style:style>
    <style:style style:name="T210" style:family="text">
      <style:text-properties fo:font-variant="normal" fo:text-transform="none" fo:color="#202124" loext:opacity="100%" fo:letter-spacing="normal" fo:font-style="normal" fo:font-weight="normal"/>
    </style:style>
    <style:style style:name="T211" style:family="text">
      <style:text-properties fo:font-variant="normal" fo:text-transform="none" fo:color="#202124" loext:opacity="100%" fo:letter-spacing="normal" fo:font-style="normal" fo:font-weight="normal" officeooo:rsid="028b2a0e" style:letter-kerning="true" style:font-name-asian="Songti SC" style:language-asian="zh" style:country-asian="CN" style:font-name-complex="Arial Unicode MS" style:language-complex="hi" style:country-complex="IN"/>
    </style:style>
    <style:style style:name="T212" style:family="text">
      <style:text-properties fo:font-variant="normal" fo:text-transform="none" style:use-window-font-color="true" loext:opacity="0%" style:font-name="Linux Libertine S.O.Cist.1" fo:font-size="10pt" fo:letter-spacing="normal" fo:language="cs" fo:country="CZ" fo:font-style="normal" fo:font-weight="normal" officeooo:rsid="02cf7013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213" style:family="text">
      <style:text-properties officeooo:rsid="0288b978" style:language-asian="zh" style:country-asian="CN" style:language-complex="hi" style:country-complex="IN"/>
    </style:style>
    <style:style style:name="T214" style:family="text">
      <style:text-properties officeooo:rsid="028b2a0e"/>
    </style:style>
    <style:style style:name="T215" style:family="text">
      <style:text-properties officeooo:rsid="028d01a0"/>
    </style:style>
    <style:style style:name="T216" style:family="text">
      <style:text-properties officeooo:rsid="028e4df2"/>
    </style:style>
    <style:style style:name="T217" style:family="text">
      <style:text-properties officeooo:rsid="028fb877"/>
    </style:style>
    <style:style style:name="T218" style:family="text">
      <style:text-properties officeooo:rsid="028fe57f"/>
    </style:style>
    <style:style style:name="T219" style:family="text">
      <style:text-properties fo:color="#000000" loext:opacity="100%" officeooo:rsid="028fe57f" style:letter-kerning="true" fo:background-color="transparent" loext:char-shading-value="0" style:font-name-asian="Songti SC" style:font-name-complex="Arial Unicode MS"/>
    </style:style>
    <style:style style:name="T220" style:family="text">
      <style:text-properties fo:color="#000000" loext:opacity="100%" fo:font-weight="normal" officeooo:rsid="028fe57f" style:letter-kerning="true" fo:background-color="transparent" loext:char-shading-value="0" style:font-name-asian="Songti SC" style:font-weight-asian="normal" style:font-name-complex="Arial Unicode MS" style:font-weight-complex="normal"/>
    </style:style>
    <style:style style:name="T221" style:family="text">
      <style:text-properties fo:color="#000000" loext:opacity="100%" fo:font-weight="normal" officeooo:rsid="02abed67" style:letter-kerning="true" fo:background-color="transparent" loext:char-shading-value="0" style:font-name-asian="Songti SC" style:font-weight-asian="normal" style:font-name-complex="Arial Unicode MS" style:font-weight-complex="normal"/>
    </style:style>
    <style:style style:name="T222" style:family="text">
      <style:text-properties fo:color="#0000ff" loext:opacity="100%" style:font-name="Linux Libertine S.O.Cist." fo:font-size="8pt" fo:language="cs" fo:country="CZ" fo:font-style="normal" officeooo:rsid="028fe57f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23" style:family="text">
      <style:text-properties fo:color="#0000ff" loext:opacity="100%" style:font-name="Linux Libertine S.O.Cist." fo:font-size="8pt" fo:language="cs" fo:country="CZ" fo:font-style="normal" officeooo:rsid="010fcfb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24" style:family="text">
      <style:text-properties fo:color="#0000ff" loext:opacity="100%" style:font-name="Linux Libertine S.O.Cist." fo:font-size="8pt" fo:language="cs" fo:country="CZ" fo:font-style="normal" officeooo:rsid="02bb6f11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25" style:family="text">
      <style:text-properties fo:color="#0000ff" loext:opacity="100%" style:font-name="Linux Libertine S.O.Cist." fo:font-size="8pt" fo:language="cs" fo:country="CZ" fo:font-style="normal" officeooo:rsid="02c07765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26" style:family="text">
      <style:text-properties fo:color="#0000ff" loext:opacity="100%" style:font-name="Linux Libertine S.O.Cist." fo:font-size="8pt" fo:language="cs" fo:country="CZ" fo:font-style="normal" officeooo:rsid="02c99f41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27" style:family="text">
      <style:text-properties officeooo:rsid="0290bcc8"/>
    </style:style>
    <style:style style:name="T228" style:family="text">
      <style:text-properties officeooo:rsid="0291bbbe"/>
    </style:style>
    <style:style style:name="T229" style:family="text">
      <style:text-properties officeooo:rsid="0292c9c1"/>
    </style:style>
    <style:style style:name="T230" style:family="text">
      <style:text-properties officeooo:rsid="02948e43"/>
    </style:style>
    <style:style style:name="T231" style:family="text">
      <style:text-properties officeooo:rsid="0294d354"/>
    </style:style>
    <style:style style:name="T232" style:family="text">
      <style:text-properties officeooo:rsid="029635d8"/>
    </style:style>
    <style:style style:name="T233" style:family="text">
      <style:text-properties officeooo:rsid="0298085e"/>
    </style:style>
    <style:style style:name="T234" style:family="text">
      <style:text-properties officeooo:rsid="02994592"/>
    </style:style>
    <style:style style:name="T235" style:family="text">
      <style:text-properties officeooo:rsid="0299ac65"/>
    </style:style>
    <style:style style:name="T236" style:family="text">
      <style:text-properties officeooo:rsid="029b69fe"/>
    </style:style>
    <style:style style:name="T237" style:family="text">
      <style:text-properties officeooo:rsid="029cc762"/>
    </style:style>
    <style:style style:name="T238" style:family="text">
      <style:text-properties officeooo:rsid="02a3a033"/>
    </style:style>
    <style:style style:name="T239" style:family="text">
      <style:text-properties officeooo:rsid="02a794c5"/>
    </style:style>
    <style:style style:name="T240" style:family="text">
      <style:text-properties fo:font-weight="normal" officeooo:rsid="02abed67" style:font-weight-asian="normal" style:font-weight-complex="normal"/>
    </style:style>
    <style:style style:name="T241" style:family="text">
      <style:text-properties fo:font-weight="normal" officeooo:rsid="02308692" style:font-weight-asian="normal" style:font-weight-complex="normal"/>
    </style:style>
    <style:style style:name="T242" style:family="text">
      <style:text-properties fo:font-weight="normal" officeooo:rsid="02cbda05" style:font-weight-asian="normal" style:font-weight-complex="normal"/>
    </style:style>
    <style:style style:name="T243" style:family="text">
      <style:text-properties officeooo:rsid="02a93af4"/>
    </style:style>
    <style:style style:name="T244" style:family="text">
      <style:text-properties officeooo:rsid="02a9f895"/>
    </style:style>
    <style:style style:name="T245" style:family="text">
      <style:text-properties officeooo:rsid="02abed67"/>
    </style:style>
    <style:style style:name="T246" style:family="text">
      <style:text-properties officeooo:rsid="02ad764b"/>
    </style:style>
    <style:style style:name="T247" style:family="text">
      <style:text-properties officeooo:rsid="02af611a"/>
    </style:style>
    <style:style style:name="T248" style:family="text">
      <style:text-properties fo:language="es" fo:country="ES" fo:font-style="normal" fo:font-weight="bold" style:font-style-asian="normal" style:font-weight-asian="bold" style:font-style-complex="normal" style:font-weight-complex="bold"/>
    </style:style>
    <style:style style:name="T249" style:family="text">
      <style:text-properties fo:language="es" fo:country="ES" fo:font-weight="bold" officeooo:rsid="02c793e1" style:font-weight-asian="bold" style:font-weight-complex="bold"/>
    </style:style>
    <style:style style:name="T250" style:family="text">
      <style:text-properties officeooo:rsid="02b1a2df"/>
    </style:style>
    <style:style style:name="T251" style:family="text">
      <style:text-properties fo:language="en" fo:country="GB" fo:font-weight="bold" style:language-asian="zh" style:country-asian="CN" style:font-weight-asian="bold" style:language-complex="hi" style:country-complex="IN" style:font-weight-complex="bold"/>
    </style:style>
    <style:style style:name="T252" style:family="text">
      <style:text-properties fo:language="en" fo:country="GB" fo:font-style="normal" fo:font-weight="bold" officeooo:rsid="02b44e8a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253" style:family="text">
      <style:text-properties fo:language="en" fo:country="GB" fo:font-style="normal" fo:font-weight="bold" officeooo:rsid="02b48b58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254" style:family="text">
      <style:text-properties officeooo:rsid="02b36de4"/>
    </style:style>
    <style:style style:name="T255" style:family="text">
      <style:text-properties officeooo:rsid="02b42c3b"/>
    </style:style>
    <style:style style:name="T256" style:family="text">
      <style:text-properties officeooo:rsid="02b44e8a"/>
    </style:style>
    <style:style style:name="T257" style:family="text">
      <style:text-properties officeooo:rsid="02b63403"/>
    </style:style>
    <style:style style:name="T258" style:family="text">
      <style:text-properties style:font-name="Linux Libertine S.O.Cist.1" fo:font-size="10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259" style:family="text">
      <style:text-properties officeooo:rsid="02b6d024"/>
    </style:style>
    <style:style style:name="T260" style:family="text">
      <style:text-properties officeooo:rsid="02b7ab68"/>
    </style:style>
    <style:style style:name="T261" style:family="text">
      <style:text-properties officeooo:rsid="02b7f677"/>
    </style:style>
    <style:style style:name="T262" style:family="text">
      <style:text-properties officeooo:rsid="02b9dfde"/>
    </style:style>
    <style:style style:name="T263" style:family="text">
      <style:text-properties officeooo:rsid="02ba1027"/>
    </style:style>
    <style:style style:name="T264" style:family="text">
      <style:text-properties officeooo:rsid="02ba5b01"/>
    </style:style>
    <style:style style:name="T265" style:family="text">
      <style:text-properties fo:language="sv" fo:country="SE" fo:font-weight="bold" style:font-weight-asian="bold" style:font-weight-complex="bold"/>
    </style:style>
    <style:style style:name="T266" style:family="text">
      <style:text-properties officeooo:rsid="0214bae6"/>
    </style:style>
    <style:style style:name="T267" style:family="text">
      <style:text-properties officeooo:rsid="02bb6f11"/>
    </style:style>
    <style:style style:name="T268" style:family="text">
      <style:text-properties officeooo:rsid="02bcd29a"/>
    </style:style>
    <style:style style:name="T269" style:family="text">
      <style:text-properties fo:background-color="transparent" loext:char-shading-value="0"/>
    </style:style>
    <style:style style:name="T270" style:family="text">
      <style:text-properties officeooo:rsid="02bcd29a" fo:background-color="transparent" loext:char-shading-value="0"/>
    </style:style>
    <style:style style:name="T271" style:family="text">
      <style:text-properties fo:language="nl" fo:country="BE" fo:font-style="normal" officeooo:rsid="02bcd29a" style:font-style-asian="normal" style:font-style-complex="normal"/>
    </style:style>
    <style:style style:name="T272" style:family="text">
      <style:text-properties officeooo:rsid="02bd2525"/>
    </style:style>
    <style:style style:name="T273" style:family="text">
      <style:text-properties officeooo:rsid="02bf18ef"/>
    </style:style>
    <style:style style:name="T274" style:family="text">
      <style:text-properties officeooo:rsid="02c07765"/>
    </style:style>
    <style:style style:name="T275" style:family="text">
      <style:text-properties officeooo:rsid="02588e3c"/>
    </style:style>
    <style:style style:name="T276" style:family="text">
      <style:text-properties officeooo:rsid="02c1e7d6"/>
    </style:style>
    <style:style style:name="T277" style:family="text">
      <style:text-properties officeooo:rsid="02c3f515"/>
    </style:style>
    <style:style style:name="T278" style:family="text">
      <style:text-properties officeooo:rsid="02c420bd"/>
    </style:style>
    <style:style style:name="T279" style:family="text">
      <style:text-properties officeooo:rsid="02c793c4"/>
    </style:style>
    <style:style style:name="T280" style:family="text">
      <style:text-properties officeooo:rsid="02c793e1"/>
    </style:style>
    <style:style style:name="T281" style:family="text">
      <style:text-properties fo:language="it" fo:country="IT" fo:font-weight="bold" officeooo:rsid="02c793e1" style:font-weight-asian="bold" style:font-weight-complex="bold"/>
    </style:style>
    <style:style style:name="T282" style:family="text">
      <style:text-properties officeooo:rsid="02c97e82"/>
    </style:style>
    <style:style style:name="T283" style:family="text">
      <style:text-properties officeooo:rsid="02c99f41"/>
    </style:style>
    <style:style style:name="T284" style:family="text">
      <style:text-properties officeooo:rsid="02cbda05"/>
    </style:style>
    <style:style style:name="T285" style:family="text">
      <style:text-properties officeooo:rsid="02cdb12e"/>
    </style:style>
    <style:style style:name="T286" style:family="text">
      <style:text-properties officeooo:rsid="02ce7fda"/>
    </style:style>
    <style:style style:name="T287" style:family="text">
      <style:text-properties officeooo:rsid="02cf0b5c"/>
    </style:style>
    <style:style style:name="T288" style:family="text">
      <style:text-properties officeooo:rsid="02cf7013"/>
    </style:style>
    <style:style style:name="T289" style:family="text">
      <style:text-properties officeooo:rsid="02d06fde"/>
    </style:style>
    <style:style style:name="T290" style:family="text">
      <style:text-properties officeooo:rsid="02d253c1"/>
    </style:style>
    <style:style style:name="T291" style:family="text">
      <style:text-properties officeooo:rsid="02d3de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4. srpna.</text:p>
      <text:p text:style-name="P14"><text:span text:style-name="T232">Ve </text:span><text:span text:style-name="T82">Španělsku, utrpení</text:span><text:span text:style-name="T112"> Rytířů z</text:span><text:span text:style-name="T8"> Calatrav</text:span><text:span text:style-name="T13">y</text:span>: <text:span text:style-name="T232">roku</text:span> <text:span text:style-name="T24">119</text:span>5 <text:span text:style-name="T232">po por</text:span><text:span text:style-name="T82">ážce Alfonsa, krále Kastilského u</text:span> Alarcos, <text:span text:style-name="T232">dobyli Sarac</text:span><text:span text:style-name="T82">éni </text:span><text:span text:style-name="T232">tak</text:span><text:span text:style-name="T82">é hrad </text:span>Calatrava, <text:span text:style-name="T232">a mni</text:span><text:span text:style-name="T82">ši, kaplani i rytíři byli pobiti pro Krista</text:span>. <text:span text:style-name="T232">Nen</text:span><text:span text:style-name="T82">í jisté, kolik jich vlastně bylo</text:span>. (Hag., n. tg5).</text:p>
      <text:p text:style-name="P18"><text:span text:style-name="T232">O</text:span><text:span text:style-name="T82">pět ve Španělsku</text:span>, <text:span text:style-name="T232">ctihodn</text:span><text:span text:style-name="T82">á žena </text:span><text:span text:style-name="T8">Antonia Hyacintha de Navarra y</text:span><text:span text:style-name="T109"> </text:span><text:span text:style-name="T8">de la Cueva</text:span>, <text:span text:style-name="T232">Abaty</text:span><text:span text:style-name="T82">še kláštera </text:span>Las Huelgas <text:span text:style-name="T232">[</text:span><text:span text:style-name="Menologium_20_-_20_pronuntiatio"><text:span text:style-name="T232">uelgas</text:span></text:span><text:span text:style-name="T232">]</text:span>.<text:note text:id="ftn17" text:note-class="footnote"><text:note-citation>1</text:note-citation><text:note-body><text:p text:style-name="P45"><text:span text:style-name="T187">Monasterium Las Huelgas</text:span>, </text:p></text:note-body></text:note> <text:span text:style-name="T233">Byla dcerou Filipa, </text:span><text:span text:style-name="T234">kr</text:span><text:span text:style-name="T84">ále</text:span><text:span text:style-name="T83"> Navarrského</text:span>, a <text:span text:style-name="T234">jako d</text:span><text:span text:style-name="T84">ítě byla slabého zdraví, avšak rozumu </text:span><text:span text:style-name="T86">nad svůj věk</text:span><text:span text:style-name="T84"> vyspělého</text:span>. <text:span text:style-name="T234">K</text:span><text:span text:style-name="T84">dyž pak byla dána do zmíněného kláštera na výchovu</text:span>, <text:span text:style-name="T234">ji</text:span><text:span text:style-name="T84">ž projevila vlastní úsilí o dokonalost, plné smělosti</text:span>. <text:span text:style-name="T234">Kdy</text:span><text:span text:style-name="T84">ž pak složila sliby, jako svatební dar si od Ježíše žádala, aby ji vedl </text:span><text:span text:style-name="T86">pomocí</text:span><text:span text:style-name="T84"> bolestí a nesnází</text:span>. <text:span text:style-name="T234">P</text:span><text:span text:style-name="T84">án souhlasil, a obého se jí dostávalo v hojnosti</text:span>. <text:span text:style-name="T234">Jej</text:span><text:span text:style-name="T84">í modlitba se zakrátko oděla do mystického roucha</text:span>, <text:span text:style-name="T234">a ona samotn</text:span><text:span text:style-name="T84">á upadala často do vytržení</text:span>. <text:span text:style-name="T235">Dokonce po </text:span><text:span text:style-name="T85">čtrnáct let si zasloužila mít každý pátek podíl na Kristově utrpení</text:span>, <text:span text:style-name="T235">kdy</text:span><text:span text:style-name="T85">ž ji božský Ženich označil stigmaty pěti Ran a jizvami trnové Koruny</text:span>. <text:span text:style-name="T235">Od P</text:span><text:span text:style-name="T85">ředstavených i sester se jí dostalo mnohý</text:span><text:span text:style-name="T86">c</text:span><text:span text:style-name="T85">h pokušení a zkoušek</text:span>. <text:span text:style-name="T235">Nakonec se v</text:span><text:span text:style-name="T85">šak nenašel už nikdo, kdo by pochyboval o pravdivosti jejích skutků</text:span>. <text:span text:style-name="T235">Nem</text:span><text:span text:style-name="T85">ěla žádný starší prvek poslušnosti</text:span>, <text:span text:style-name="T235">ne</text:span><text:span text:style-name="T85">ž, <text:s/>jak ji měla ve zvyku nazývat, hrob své vlastní vůle</text:span>. <text:span text:style-name="T235">Kdy</text:span><text:span text:style-name="T85">ž pak byla na tři roky zvolena Abatyší</text:span>, <text:span text:style-name="T235">ne</text:span><text:span text:style-name="T85">čekaně ukázala podivuhodnou dovednost dotáhnout věci do konce a schopnost </text:span><text:span text:style-name="T86">vést</text:span>. <text:span text:style-name="T236">Pravda, blahod</text:span><text:span text:style-name="T86">árné následky její vlády byly spíše plodem její modlitby a obětování sama sebe</text:span>: <text:span text:style-name="T236">byla toti</text:span><text:span text:style-name="T86">ž sužována těžkými nemocemi a úzkostmi duše</text:span>. <text:span text:style-name="T236">A takto o</text:span><text:span text:style-name="T86">čištěna, když byla učiněna pravou nevěstou Krista ukřižovaného</text:span>, <text:span text:style-name="T236">roku </text:span>1656 <text:span text:style-name="T236">se nav</text:span><text:span text:style-name="T86">ěky spojila s Nejsvětějším Srdcem Ježíšovým</text:span>. (Hag., n. 586).</text:p>
      <text:p text:style-name="P14"/>
      <text:p text:style-name="P13"><text:span text:style-name="T236">Roku</text:span> 1921, <text:span text:style-name="T236">posv</text:span><text:span text:style-name="T163">ěcení kostela Panny Marie Sněžné</text:span>, <text:span text:style-name="T236">jeho</text:span><text:span text:style-name="T163">ž svátek se slaví 30. dne tohoto měsíce</text:span>.</text:p>
      <text:p text:style-name="P1"/>
      <text:p text:style-name="P12">5. srpna.</text:p>
      <text:p text:style-name="P19"><text:span text:style-name="T238">V Irsku, Bohu i lidem milý Otec </text:span><text:span text:style-name="T8">Tom</text:span><text:span text:style-name="T14">áš</text:span><text:span text:style-name="T8"> Lombards</text:span><text:span text:style-name="T14">ký</text:span>.<text:note text:id="ftn18" text:note-class="footnote"><text:note-citation>2</text:note-citation><text:note-body><text:p text:style-name="P7">Thomas Lombardus</text:p></text:note-body></text:note> <text:span text:style-name="T239">Z rodného města </text:span><text:span text:style-name="T197">Waterford</text:span><text:span text:style-name="T197"><text:note text:id="ftn19" text:note-class="footnote"><text:note-citation>3</text:note-citation><text:note-body><text:p text:style-name="P49"><text:span text:style-name="T195">Waterfordia</text:span>, <text:span text:style-name="T198">Waterford</text:span> je město na jihozápadě Irska, asi 150 km jižně od Dublinu. Jedno z nejstarších irských měst, založeno Vikingy roku 914 po Kristu, v současnosti tam žije asi 50 tisíc obyvatel.</text:p></text:note-body></text:note></text:span> <text:span text:style-name="T239">[</text:span><text:span text:style-name="Menologium_20_-_20_pronuntiatio"><text:span text:style-name="T239">wo:t</text:span></text:span><text:span text:style-name="Menologium_20_-_20_pronuntiatio"><text:span text:style-name="T219">ə</text:span></text:span><text:span text:style-name="Menologium_20_-_20_pronuntiatio"><text:span text:style-name="T239">fo:d</text:span></text:span><text:span text:style-name="T239">]</text:span> <text:span text:style-name="T239">přišel do </text:span>Salaman<text:span text:style-name="T239">ky, do irské koleje</text:span>. <text:span text:style-name="T239">Když dokončil svá studia, složil řeholní sliby v klášteře </text:span>Sobrado,<text:note text:id="ftn20" text:note-class="footnote"><text:note-citation>4</text:note-citation><text:note-body><text:p text:style-name="P39"><text:span text:style-name="T196">Monasterium Sobrado</text:span>, <text:span text:style-name="T179"><text:s/></text:span><text:span text:style-name="T248">Monasterio de Santa María de Sobrado de los Monjes</text:span><text:span text:style-name="T8"> </text:span><text:span text:style-name="T180">je trapistický klášter </text:span><text:span text:style-name="T182">na severozápadním cípu Španělska nedaleko Sa</text:span><text:span text:style-name="T185">n</text:span><text:span text:style-name="T182">tiaga de Compostela. Založen 952 jako benediktinský, 1142 byl předán cisterciáckému řádu jako dcera Clairvaux. Zrušen 1835, 1954 jej začali opravovat trapisté a 1966 tam </text:span><text:span text:style-name="T183">obnovili řeholní život</text:span><text:span text:style-name="T182">. </text:span></text:p></text:note-body></text:note> <text:span text:style-name="T239">a k útěše katolíků jej Představení opět vyslali do jeho domoviny</text:span>. <text:span text:style-name="T243">Tam si za svůj řeholní </text:span><text:soft-page-break/><text:span text:style-name="T243">život a milostiplné skutky zasloužil obdiv i samotných protestantů</text:span>, <text:span text:style-name="T243">a mnohé přivedl zpět do Církve</text:span>. <text:span text:style-name="T243">Někdy zaplál podivuhodnou horlivostí</text:span>, <text:span text:style-name="T247">třeba </text:span><text:span text:style-name="T243">když nastala slavnost Nejsvětější Svátosti</text:span>, <text:span text:style-name="T243">lid katolický se shromáždil</text:span>, <text:span text:style-name="T243">a on, oděn v kněžská roucha, veřejně pronášel přeposvátné Tělo Kristovo s velikou slavnostností po hlavních ulicích svého města</text:span>, <text:span text:style-name="T243">k úžasu bludařů</text:span>, <text:span text:style-name="T243">avšak neodvážili se nic podniknout proti tomuto mnichovi ani jeho společníkům</text:span>. <text:span text:style-name="T244">Nakonec, když začal řádit mor</text:span>, <text:span text:style-name="T244">zaplál láskou k bližním a nemocným morem uděloval Svátosti, až se sám nakazil smrtelnou nemocí</text:span>, <text:span text:style-name="T244">a tak odešel ke Kristu v tento den roku </text:span>1606. (Hag., n. 516).</text:p>
      <text:p text:style-name="P20"><text:span text:style-name="T245">V</text:span> Norman<text:span text:style-name="T245">d</text:span>i<text:span text:style-name="T245">i</text:span>, <text:span text:style-name="T245">v měsíci srpnu roku </text:span>1794, <text:span text:style-name="T254">umu</text:span><text:span text:style-name="T88">čení</text:span><text:span text:style-name="T245"> </text:span>Dom <text:span text:style-name="T8">Granderey </text:span><text:span text:style-name="T240">[</text:span><text:span text:style-name="Menologium_20_-_20_pronuntiatio"><text:span text:style-name="T240">grãnd</text:span></text:span><text:span text:style-name="Menologium_20_-_20_pronuntiatio"><text:span text:style-name="T220">ə</text:span></text:span><text:span text:style-name="Menologium_20_-_20_pronuntiatio"><text:span text:style-name="T221">ré</text:span></text:span><text:span text:style-name="T240">]</text:span>, <text:span text:style-name="T245">mnicha opatství Barbery</text:span>.<text:note text:id="ftn21" text:note-class="footnote"><text:note-citation>5</text:note-citation><text:note-body><text:p text:style-name="P48"><text:span text:style-name="T187">Barberi</text:span><text:span text:style-name="T189">um</text:span><text:span text:style-name="T245">, </text:span><text:span text:style-name="T5">Abbaye Notre-Dame de Barbery</text:span><text:span text:style-name="T15"> </text:span><text:span text:style-name="T240">byl cisterciácký klášter ve stejnojmenné obci v Normandii na severu Francie, nedaleko města Caen. Založen 1179 ze Savigny, zrušen 1791.</text:span></text:p></text:note-body></text:note> <text:span text:style-name="T247">Žil u</text:span><text:span text:style-name="T245">kryt ve vesnici, ani neodložil mnišský hábit, a ve skrytosti vykonával svou posvátnou službu</text:span>. <text:span text:style-name="T245">Jednu neděli jej následníci nových pořádků z té obce zajali, zbili rukama i vším, co měli po ruce, střelou</text:span><text:span text:style-name="T245"><text:note text:id="ftn22" text:note-class="footnote"><text:note-citation>6</text:note-citation><text:note-body><text:p text:style-name="P8">plumbea glande ictum</text:p></text:note-body></text:note></text:span><text:span text:style-name="T245"> do nohy jej zranili a holí mu zlomili ruku</text:span>; <text:span text:style-name="T246">a nakonec jej pověsili do kamen</text:span><text:span text:style-name="T246"><text:note text:id="ftn23" text:note-class="footnote"><text:note-citation>7</text:note-citation><text:note-body><text:p text:style-name="P9">caminum</text:p></text:note-body></text:note></text:span><text:span text:style-name="T246"> a zapálili pod ním plevy, aby se udusil a shořel</text:span>. <text:span text:style-name="T246">Všechna tato mučení snášel s nejvyšší trpělivostí</text:span>, <text:span text:style-name="T246">nic neříkal, jen občas zvolal:</text:span> «S<text:span text:style-name="T246">vatý</text:span> Bernarde, or<text:span text:style-name="T246">oduj za mě</text:span>». (Hag., n. 296).</text:p>
      <text:p text:style-name="P14"/>
      <text:p text:style-name="P13"><text:span text:style-name="T246">Roku </text:span>1850 <text:span text:style-name="T246">byl založen klášter Panny Marie Sněžné</text:span>.<text:note text:id="ftn24" text:note-class="footnote"><text:note-citation>8</text:note-citation><text:note-body><text:p text:style-name="P40"><text:span text:style-name="T196">Monasterium B. M. ad Nives</text:span>, <text:span text:style-name="T6">Abbaye Notre-Dame-des-Neiges</text:span><text:span text:style-name="T179"> </text:span><text:span text:style-name="T180">byl trapistický klášter v obci Saint-Laurent-les-Bains na jihu Francie nedaleko Montpellier. Založen 1850 z Aiguebelle, zrušen 2022, do kláštera přijdou cisterciačky z kláštera Boulaur v Okcitánii </text:span><text:span text:style-name="T184">(jihozápadní Francie)</text:span><text:span text:style-name="T180">. </text:span></text:p></text:note-body></text:note></text:p>
      <text:p text:style-name="P3"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12"><text:soft-page-break/>6. srpna.</text:p>
      <text:p text:style-name="P14"><text:span text:style-name="T250">V Anglii, v m</text:span><text:span text:style-name="T87">ěsíci srpnu roku </text:span><text:span text:style-name="T25">1</text:span><text:span text:style-name="T256">5</text:span>35,<text:note text:id="ftn1" text:note-class="footnote"><text:note-citation>9</text:note-citation><text:note-body><text:p text:style-name="P50">V origin<text:span text:style-name="T121">ále je uveden rok 1635, což je ovšem očividná chyba (jak potvrzují i další zdroje), už vzhledem k tomu, že Jindřich VIII. zemřel v roce 1547.</text:span></text:p></text:note-body></text:note> <text:span text:style-name="T88">umučení</text:span> <text:span text:style-name="T16">Ji</text:span><text:span text:style-name="T113">řího</text:span><text:span text:style-name="T8"> Laze</text:span><text:span text:style-name="T17">n</text:span><text:span text:style-name="T8">by</text:span>,<text:note text:id="ftn26" text:note-class="footnote"><text:note-citation>10</text:note-citation><text:note-body><text:p text:style-name="P41"><text:span text:style-name="T196">Georgius Lazemby</text:span>, <text:span text:style-name="T252">George Lazenby</text:span><text:span text:style-name="T176"> (nebo </text:span><text:span text:style-name="T252">Las</text:span><text:span text:style-name="T253">ynbye</text:span><text:span text:style-name="T177">, </text:span><text:span text:style-name="T253">Laysynby</text:span><text:span text:style-name="T177">). Trestem, kter</text:span><text:span text:style-name="T141">ý ho v tomto případě stihl (byl odsouzen za velezradu), bylo, že byl pověšen, tažen za koněm a rozčtvrcen.</text:span></text:p></text:note-body></text:note> <text:span text:style-name="T250">mnicha kl</text:span><text:span text:style-name="T87">áštera Jervaulx</text:span><text:span text:style-name="T87"><text:note text:id="ftn27" text:note-class="footnote"><text:note-citation>11</text:note-citation><text:note-body><text:p text:style-name="Footnote"><text:span text:style-name="T187">Joravallis</text:span>, <text:span text:style-name="T251">Jervaulx Abbey</text:span> <text:span text:style-name="T250">byl cisterci</text:span><text:span text:style-name="T129">ácký klášter nedaleko města York v hrabství Yorkshire v severní Anglii. Založen 1156 z kláštera Byland, zrušen 1537.</text:span></text:p></text:note-body></text:note></text:span><text:span text:style-name="T87"> [</text:span><text:span text:style-name="Menologium_20_-_20_pronuntiatio"><text:span text:style-name="T152">džervó</text:span></text:span><text:span text:style-name="T87">]</text:span>. <text:span text:style-name="T255">Kdy</text:span><text:span text:style-name="T89">ž služebník bludařského náboženství, na příkaz krále Jindřicha VIII., v klášterním kostele kázal, že Římský </text:span><text:span text:style-name="T90">Biskup</text:span><text:span text:style-name="T89"> nemá větší moc odpouštět hříchy než anglikánský biskup</text:span>, <text:span text:style-name="T255">Ji</text:span><text:span text:style-name="T89">ří se mocně postavil na odpor tomuto omylu</text:span>, <text:span text:style-name="T255">a otev</text:span><text:span text:style-name="T89">řeně vyznal, že povinností všech je poslouchat Hlavu viditelné Církve</text:span>, <text:span text:style-name="T255">co</text:span><text:span text:style-name="T89">ž není nikdo jiný než sám Papež</text:span>. <text:span text:style-name="T255">Kdy</text:span><text:span text:style-name="T89">ž byl na tuto katolickou nauku několikrát tázán, vždy ji znovu a znovu odvážně potvrdil</text:span>. <text:span text:style-name="T255">Proto byl sti</text:span><text:span text:style-name="T89">žen trestem</text:span>. (Hag., n. 218).</text:p>
      <text:p text:style-name="P14"><text:span text:style-name="T257">V kl</text:span><text:span text:style-name="T91">ášteře Panny Marie Dobré Útěchy v Číně</text:span>,<text:note text:id="ftn28" text:note-class="footnote"><text:note-citation>12</text:note-citation><text:note-body><text:p text:style-name="P37">viz fundace <text:span text:style-name="T260">ze </text:span>dne 16. <text:span text:style-name="T258">června.</text:span></text:p></text:note-body></text:note> <text:span text:style-name="T257">v m</text:span><text:span text:style-name="T91">ěsíci srpnu roku </text:span>1900, <text:span text:style-name="T257">odchod zbo</text:span><text:span text:style-name="T91">žného Bratra </text:span><text:span text:style-name="T8">M</text:span><text:span text:style-name="T18">o</text:span><text:span text:style-name="T114">řice</text:span><text:span text:style-name="T8"> Tien</text:span><text:span text:style-name="T57">a</text:span>, <text:span text:style-name="T257">k</text:span>onvr<text:span text:style-name="T70">š</text:span><text:span text:style-name="T91">e</text:span>. <text:span text:style-name="T259">Ve sv</text:span><text:span text:style-name="T92">ětě si zvykl, že když ostatní dělníci odpočívali, on odešel do ústraní a modlil se</text:span>. <text:span text:style-name="T259">V kl</text:span><text:span text:style-name="T92">ášteře se pak proslavil mírností, poslušností a neotřesitelnou trpělivostí v nesnázích i potupách</text:span>, silenti<text:span text:style-name="T259">um nikdy neporu</text:span><text:span text:style-name="T92">šil</text:span>, <text:span text:style-name="T259">v</text:span><text:span text:style-name="T92">ždy, </text:span><text:span text:style-name="T93">kamkoliv vstoupil, smysly i city své mysli měl vždy zbožně usebrané v Bohu</text:span>. <text:span text:style-name="T260">Tak</text:span><text:span text:style-name="T94">é když vykonával svou službu pasáka volů,</text:span><text:span text:style-name="T94"><text:note text:id="ftn29" text:note-class="footnote"><text:note-citation>13</text:note-citation><text:note-body><text:p text:style-name="P6">B<text:span text:style-name="T260">ubulcus</text:span></text:p></text:note-body></text:note></text:span><text:span text:style-name="T94"> kolemjdoucí žasli nad podívanou na pastýře, kterak klečí uprostřed stáda, a zvířeti, které jej se zájmem sleduje, recituje růženec</text:span>. <text:span text:style-name="T261">Kr</text:span><text:span text:style-name="T95">átce po věčných slibech jej stihla nemoc zvaná kýla</text:span>. <text:span text:style-name="T261">Kdy</text:span><text:span text:style-name="T95">ž však hrozil útok </text:span><text:span text:style-name="T96">povstalců</text:span><text:span text:style-name="T95"> známých pod jménem </text:span>«<text:span text:style-name="T269">boxe</text:span><text:span text:style-name="T270">ři</text:span>»,<text:note text:id="ftn30" text:note-class="footnote"><text:note-citation>14</text:note-citation><text:note-body><text:p text:style-name="Footnote">Boxerské povstání bylo ozbrojeným konfliktem probíhajícím v letech 1899 až 1901 v Číně mezi hnutím tzv. boxerů (tajnou čínskou organizací zaměřenou proti cizincům) a osmičlennou aliancí koloniálních mocností v čele s Velkou Británií. Příčinou povstání byla především snaha zamezit rostoucímu vlivu evropských států a Japonska na čínském území po prohrané první čínsko-japonské válce (1894–1895).</text:p></text:note-body></text:note> <text:span text:style-name="T261">v</text:span><text:span text:style-name="T95">íce než dva tisíce Křesťanů nalezlo útočiště ve zdech kláštera</text:span>. <text:span text:style-name="T261">Za t</text:span><text:span text:style-name="T95">ěchto okolností dobrý bratr věnoval péči všem, kteří ji potřebovali</text:span>. <text:span text:style-name="T261">Sn</text:span><text:span text:style-name="T95">ášel kruté bolesti způsobené svou nemocí</text:span>, <text:span text:style-name="T261">za nejparn</text:span><text:span text:style-name="T95">ějšího léta se pití ani jídla téměř nedotknul</text:span>, <text:span text:style-name="T261">jen bez hnut</text:span><text:span text:style-name="T95">í ležel a od nikoho nepřijal žádnou útěchu</text:span>, <text:span text:style-name="T261">ani nejevil </text:span><text:span text:style-name="T95">žádné známky netrpělivosti</text:span>, <text:span text:style-name="T261">av</text:span><text:span text:style-name="T95">šak pouze často pronášel tato slova</text:span>: «<text:span text:style-name="T261">m</text:span><text:span text:style-name="T95">á Svatá Matko</text:span>». Po <text:span text:style-name="T261">jeho smrti</text:span>, <text:span text:style-name="T261">kter</text:span><text:span text:style-name="T95">á jej navštívila krátce před </text:span><text:soft-page-break/><text:span text:style-name="T95">jeho čtyřicátým rokem</text:span>, <text:span text:style-name="T261">nalezli ti, kte</text:span><text:span text:style-name="T95">ří omývali jeho tělo, hnijící ránu v jeho břiše</text:span>, <text:span text:style-name="T261">a poznali, </text:span><text:span text:style-name="T95">že bratrova ctnost byla vpravdě hrdinná</text:span>. (Hag., n. 75<text:span text:style-name="T25">0</text:span>).</text:p>
      <text:p text:style-name="P14"/>
      <text:p text:style-name="P13"><text:span text:style-name="T262">Roku </text:span>1859, <text:span text:style-name="T262">posv</text:span><text:span text:style-name="T164">ěcení kostela kláštera Mehrerau</text:span><text:span text:style-name="T164"><text:note text:id="ftn31" text:note-class="footnote"><text:note-citation>15</text:note-citation><text:note-body><text:p text:style-name="Footnote"><text:span text:style-name="T187">Augi</text:span><text:span text:style-name="T190">a </text:span><text:span text:style-name="T187">major in Austria</text:span>, <text:span text:style-name="T206">Territorialabtei Wettingen-Mehrerau</text:span> <text:span text:style-name="T262">je cisterci</text:span><text:span text:style-name="T130">ácké teritoriální opatství ve městě </text:span><text:span text:style-name="T142">Bregenz</text:span><text:span text:style-name="T130"> na břehu Bodamského jezera ve spolkové zemi </text:span><text:span text:style-name="T142">Vorarlberg</text:span><text:span text:style-name="T130">. Klášter </text:span><text:span text:style-name="T131">Mehrerau založil sv. Columbanus v roce 611,</text:span><text:span text:style-name="T130"> 10</text:span><text:span text:style-name="T131">79 reformován</text:span><text:span text:style-name="T130"> jako benediktinský, </text:span><text:span text:style-name="T131">v únoru 1806 byl zrušen. Klášter Wettingen byl založen </text:span><text:span text:style-name="T132">1227 </text:span><text:span text:style-name="T131">ze Salemu </text:span><text:span text:style-name="T132">u švýcarského </text:span><text:span text:style-name="T131">Zurichu, 140 km od Mehrerau. V roce 1841 zrušen, v roce 1854 vzniká cisterciácké teritoriální opatství Wettingen-Mehrerau, které zakládá komunita z cisterciáckého kláštera Wettingen v bývalém rakouském benediktinském klášteře Mehrerau. </text:span></text:p></text:note-body></text:note></text:span><text:span text:style-name="T164"> v Rakousku</text:span>.</text:p>
      <text:p text:style-name="P13"><text:span text:style-name="T263">Roku</text:span> 1856 <text:span text:style-name="T263">byl zalo</text:span><text:span text:style-name="T165">žen klášter mnišek Marienstern</text:span><text:span text:style-name="T165"><text:note text:id="ftn32" text:note-class="footnote"><text:note-citation>16</text:note-citation><text:note-body><text:p text:style-name="P6"><text:span text:style-name="T263">Monasterium </text:span>Stellæ-Mariæ in Vorarlberg</text:p></text:note-body></text:note></text:span><text:span text:style-name="T165"> ve Vorarlbersku</text:span>.</text:p>
      <text:p text:style-name="P3"><text:s text:c="4"/></text:p>
      <text:p text:style-name="P12">7. srpna.</text:p>
      <text:p text:style-name="P21"><text:span text:style-name="T264">V </text:span>Cla<text:span text:style-name="T264">i</text:span>rva<text:span text:style-name="T264">ux</text:span>, <text:span text:style-name="T264">památka blaženého muže </text:span><text:span text:style-name="T8">G</text:span><text:span text:style-name="T9">e</text:span><text:span text:style-name="T8">rard</text:span><text:span text:style-name="T19">a</text:span>, <text:span text:style-name="T264">druhého Opata švédského kláštera </text:span>Alvastr<text:span text:style-name="T264">a</text:span>.<text:note text:id="ftn33" text:note-class="footnote"><text:note-citation>17</text:note-citation><text:note-body><text:p text:style-name="P51"><text:span text:style-name="T187">Alvastra</text:span>, <text:span text:style-name="T265">Alvastra kloster </text:span>byl cisterciácký klášter <text:span text:style-name="T266">na jihu Švédska. Založen 1143 z Clairvaux na popud švédské </text:span><text:span text:style-name="T278">královny Ulvhild Håkonsdatter, manželky</text:span><text:span text:style-name="T266"> krále Sverkera I., zrušen 1529. </text:span><text:span text:style-name="Menologium_20_-_20_commentarium"><text:span text:style-name="T223">(červen, pozn. </text:span></text:span><text:span text:style-name="Menologium_20_-_20_commentarium"><text:span text:style-name="T224">84</text:span></text:span><text:span text:style-name="Menologium_20_-_20_commentarium"><text:span text:style-name="T223">)</text:span></text:span></text:p></text:note-body></text:note> <text:span text:style-name="T267">Když svatý Otec </text:span>Bernard, <text:span text:style-name="T267">na žádost zbožné ženy, královny Švédské</text:span>, <text:span text:style-name="T267">vyslal konvent bratří do těchto končin</text:span>, <text:span text:style-name="T268">mezi truchlícími bratry </text:span><text:span text:style-name="T272">byl </text:span><text:span text:style-name="T277">i </text:span>Gerard, <text:span text:style-name="T268">mladík z Utrechtu</text:span>,<text:note text:id="ftn34" text:note-class="footnote"><text:note-citation>18</text:note-citation><text:note-body><text:p text:style-name="P8">Trajectensis, <text:span text:style-name="T51">od</text:span><text:span text:style-name="T178"> </text:span><text:span text:style-name="T268">Trajectum</text:span><text:span text:style-name="T178">, </text:span><text:span text:style-name="T271">Utrecht</text:span><text:span text:style-name="T178">, </text:span><text:span text:style-name="T51">což je </text:span><text:span text:style-name="T52">velké </text:span><text:span text:style-name="T51">nizozemské </text:span><text:span text:style-name="T52">universitní </text:span><text:span text:style-name="T51">město</text:span><text:span text:style-name="T52">.</text:span><text:span text:style-name="T51"> </text:span></text:p></text:note-body></text:note> <text:span text:style-name="T272">který s menší trpělivostí než ostatní želel odloučení od takového Otce</text:span>, <text:span text:style-name="T272">tím spíše, protože si připouštěl naději, že </text:span><text:span text:style-name="T277">by</text:span><text:span text:style-name="T272"> mo</text:span><text:span text:style-name="T277">hl</text:span><text:span text:style-name="T272"> očekávat svůj poslední den uprostřed těl svatých bratří z Clairvaux</text:span>. <text:span text:style-name="T272">Pohnut slitováním jej svatý muž ujistil, že v Clairvaux opravdu zemře</text:span>. <text:span text:style-name="T272">On věděl, že laskavý Otec nedokáže lhát a ani by nikomu lhát nechtěl</text:span>, <text:span text:style-name="T277">takže se </text:span><text:span text:style-name="T272">velmi zaradoval</text:span>. <text:span text:style-name="T272">Když pak proti své vůli vystoupal až k poctě Opatského úřadu</text:span>, <text:span text:style-name="T272">svěřil svému celeráři, moudrému muži</text:span>,<text:span text:style-name="T272"> veškeré zřízení kláštera ve věcech časných i veškerá jednání mimo klášter</text:span>, <text:span text:style-name="T272">a zcela se odevzdal věcem duchovním</text:span>. <text:span text:style-name="T272">Když však zestárnul a dospěl do velmi pokročilého věku</text:span>, <text:span text:style-name="T273">a mnohá onemocnění </text:span><text:span text:style-name="T277">již </text:span><text:span text:style-name="T273">roztřásla jeho tělo</text:span>, <text:span text:style-name="T273">v pevné víře ve slovo přesvatého Otce </text:span>Bernard<text:span text:style-name="T273">a i </text:span><text:span text:style-name="T277">navzdory</text:span><text:span text:style-name="T273"> všeliké</text:span><text:span text:style-name="T277">mu</text:span><text:span text:style-name="T273"> přemlouvání bratří poručil</text:span>, <text:span text:style-name="T273">aby jej usadili na nosítka upevněná mezi dva koně</text:span>, <text:span text:style-name="T273">a nikoliv bez vel</text:span><text:span text:style-name="T277">i</text:span><text:span text:style-name="T273">kého zázraku přišel z konce světa až do Clairvaux</text:span>, <text:span text:style-name="T273">kde si pak nějakou dobu poležel na ošetřovně</text:span>, <text:span text:style-name="T273">a po dobré zpo</text:span><text:soft-page-break/><text:span text:style-name="T273">vědi</text:span><text:span text:style-name="T273"><text:note text:id="ftn35" text:note-class="footnote"><text:note-citation>19</text:note-citation><text:note-body><text:p text:style-name="P8">in bona confessione</text:p></text:note-body></text:note></text:span><text:span text:style-name="T273"> vydechl naposledy</text:span>. <text:span text:style-name="T273">Když se o jeho skonu dozvěděl král švédský,</text:span> <text:span text:style-name="T273">s pláčem vyznal, že jeho země a království nebyly hodny, aby v nich spočinuly svaté kosti takového muže</text:span>. (Hag., n. 319).</text:p>
      <text:p text:style-name="P14"/>
      <text:p text:style-name="P22"><text:span text:style-name="T274">Roku</text:span> 1817, <text:span text:style-name="T274">byl obnoven klášter Panny Marie z Meller</text:span><text:span text:style-name="T275">ay</text:span><text:span text:style-name="T275"><text:note text:id="ftn36" text:note-class="footnote"><text:note-citation>20</text:note-citation><text:note-body><text:p text:style-name="P52"><text:span text:style-name="T187">Abbatia de Mellerei</text:span>, <text:span text:style-name="T4">Abbaye de Notre-Dame-de-Melleray</text:span> byl cisterciácký klášter v obci La Meilleraye-de-Bretagne poblíž Nantes v Bretani. Založen 1134 <text:span text:style-name="T274">(1145) </text:span>z kláštera Pontron, zrušen 1795, obnoven trapisty 1817, <text:span text:style-name="T274">opět </text:span>zrušen 2016. <text:span text:style-name="Menologium_20_-_20_commentarium"><text:span text:style-name="T223">(červen, pozn. </text:span></text:span><text:span text:style-name="Menologium_20_-_20_commentarium"><text:span text:style-name="T225">106</text:span></text:span><text:span text:style-name="Menologium_20_-_20_commentarium"><text:span text:style-name="T223">)</text:span></text:span></text:p></text:note-body></text:note></text:span><text:span text:style-name="T275"> [</text:span><text:span text:style-name="Menologium_20_-_20_pronuntiatio"><text:span text:style-name="T275">mel</text:span></text:span><text:span text:style-name="Menologium_20_-_20_pronuntiatio"><text:span text:style-name="T241">ə</text:span></text:span><text:span text:style-name="Menologium_20_-_20_pronuntiatio"><text:span text:style-name="T275">ré</text:span></text:span><text:span text:style-name="T275">]</text:span>, <text:span text:style-name="T274">který byl založen roku</text:span> 1132. <text:span text:style-name="T274">V tento den se také slaví posvěcení kostela tohoto kláštera</text:span>.</text:p>
      <text:p text:style-name="P22"><text:span text:style-name="T274">Roku </text:span>1818 <text:span text:style-name="T274">byl založen klášter Panny Marie z Gardes</text:span><text:note text:id="ftn37" text:note-class="footnote"><text:note-citation>21</text:note-citation><text:note-body><text:p text:style-name="P53"><text:span text:style-name="T53">Monsterium B. M. de Custodiis</text:span>, <text:span text:style-name="T4">Abbaye Notre-Dame des Gardes</text:span> je klášter trapistek v obci Saint-Georges-des-Gardes nedaleko Nantes na severozápadě Francie. Založen <text:span text:style-name="T276">1818 sestrami v péči Augustina de Lestrange, které se navracely z vyhnanství přes Forges a ostatní kláštery a místa. 1923 povýšen na opatství.</text:span></text:p></text:note-body></text:note> <text:span text:style-name="T274">[</text:span><text:span text:style-name="Menologium_20_-_20_pronuntiatio"><text:span text:style-name="T274">gárd</text:span></text:span><text:span text:style-name="Menologium_20_-_20_pronuntiatio"><text:span text:style-name="T241">ə</text:span></text:span><text:span text:style-name="T274">].</text:span></text:p>
      <text:p text:style-name="P3"><text:s text:c="4"/></text:p>
      <text:p text:style-name="P12">8. srpna.</text:p>
      <text:p text:style-name="P14"><text:span text:style-name="T279">V bo</text:span><text:span text:style-name="T97">žském Officiu</text:span>, <text:span text:style-name="T279">P</text:span><text:span text:style-name="T97">řipomínka svatého </text:span><text:span text:style-name="T8">Fami</text:span><text:span text:style-name="T109">á</text:span><text:span text:style-name="T8">n</text:span><text:span text:style-name="T20">a</text:span>. <text:span text:style-name="T279">Poch</text:span><text:span text:style-name="T97">ázel z Kolína nad Rýnem</text:span>,<text:note text:id="ftn38" text:note-class="footnote"><text:note-citation>22</text:note-citation><text:note-body><text:p text:style-name="P6">Colonia Agrippina</text:p></text:note-body></text:note> <text:span text:style-name="T279">pot</text:span><text:span text:style-name="T97">é, co se zřekl rodinného bohatství a oděl do hábitu kleriků</text:span>,<text:span text:style-name="T279"> vedl nejprve </text:span><text:span text:style-name="T97">život zčásti poutnický a zčásti poustevnický</text:span>. <text:span text:style-name="T279">Kdy</text:span><text:span text:style-name="T97">ž mu však bylo padesát let, vydal se do Španělska</text:span>, <text:span text:style-name="T279">a p</text:span><text:span text:style-name="T97">řilákán jménem </text:span>Cisterci<text:span text:style-name="T70">á</text:span><text:span text:style-name="T97">ckého Řádu</text:span>, <text:span text:style-name="T280">v kl</text:span><text:span text:style-name="T98">ášteře Oseira</text:span><text:span text:style-name="T98"><text:note text:id="ftn39" text:note-class="footnote"><text:note-citation>23</text:note-citation><text:note-body><text:p text:style-name="Footnote"><text:span text:style-name="T187">Ursari</text:span><text:span text:style-name="T191">a</text:span><text:span text:style-name="T280">, </text:span><text:span text:style-name="T249">Monasterio de Santa María la Real de Oseira</text:span><text:span text:style-name="T280"> je trapistick</text:span><text:span text:style-name="T133">ý klášter v Galicii (severozápad Španělska), nedaleko Santiaga de Compostela. Založen 1137 jako poustevna, 1141 se včlenil do Cisterciáckého Řádu jako dcera Clairvaux, 1835 zrušen, 1929 obnoven trapisty z Neiges. </text:span></text:p></text:note-body></text:note></text:span><text:span text:style-name="T98"> přijal řeholní hábit</text:span>. <text:span text:style-name="T280">Pozd</text:span><text:span text:style-name="T98">ěji s Opatovým dovolením začal znovu putovat na posvátná místa a znovu se vydal do Jerusaléma a do Říma</text:span>. <text:span text:style-name="T280">P</text:span><text:span text:style-name="T98">řišel nakonec do města zvaného Gallese</text:span>,<text:note text:id="ftn40" text:note-class="footnote"><text:note-citation>24</text:note-citation><text:note-body><text:p text:style-name="Footnote"><text:span text:style-name="T187">Gallesina civita</text:span><text:span text:style-name="T191">s</text:span><text:span text:style-name="T280">, </text:span><text:span text:style-name="T281">Gallese</text:span><text:span text:style-name="T280">, m</text:span><text:span text:style-name="T133">ěstečko v Umbrii nedaleko Rieti, asi 30 km severně od Říma.</text:span></text:p></text:note-body></text:note> <text:span text:style-name="T282">kde se usadil v jeskyni, aby zde zem</text:span><text:span text:style-name="T99">řel, a předtím si zavolal místní obyvatele, a poučil je, aby střežili jeho tělo, neboť uzří veliké věci Boží</text:span>. <text:span text:style-name="T282">A skute</text:span><text:span text:style-name="T99">čně, mnoha zázraky po smrti, jíž sešel roku </text:span><text:span text:style-name="T280">11</text:span>5o, <text:span text:style-name="T282">se roz</text:span><text:span text:style-name="T99">šířila jeho sláva, </text:span><text:span text:style-name="T118">fama</text:span><text:span text:style-name="T99">, z níž – jak se praví – pochází i jeho jméno, neboť předtím se jmenoval </text:span>Quardo <text:span text:style-name="T70">č</text:span><text:span text:style-name="T99">i </text:span>Wardo. <text:span text:style-name="T282">Jeho </text:span><text:span text:style-name="T99">úctu místní i mezi lidem po čtyřech letech potvrdil Papež </text:span>Adrian IV., <text:span text:style-name="T282">a svat</text:span><text:span text:style-name="T99">é </text:span>Fami<text:span text:style-name="T70">á</text:span>n<text:span text:style-name="T282">ovo t</text:span><text:span text:style-name="T99">ělo se až do dnešního dne uchovalo neporušené</text:span>. (Hag., n. 161).</text:p>
      <text:p text:style-name="P23"><text:soft-page-break/><text:span text:style-name="T283">V alsask</text:span><text:span text:style-name="T101">ém </text:span><text:span text:style-name="T100">klášteř</text:span><text:span text:style-name="T101">e</text:span><text:span text:style-name="T100"> </text:span><text:span text:style-name="T283">Œlenberg,</text:span><text:span text:style-name="T283"><text:note text:id="ftn41" text:note-class="footnote"><text:note-citation>25</text:note-citation><text:note-body><text:p text:style-name="P54"><text:span text:style-name="T187">Abbatia Œlenbergensis</text:span>, <text:span text:style-name="T206">Abtei Notre-Dame d’Oelenberg</text:span> je trapistick<text:span text:style-name="T121">ý klášter </text:span><text:span text:style-name="T134">v Alsasku u města Mühlhausen</text:span><text:span text:style-name="T121"> </text:span><text:span text:style-name="T134">(nedaleko Basileje). Založen 1046 jako augustiniánský klášter, 1626 předán jezuitům, 1774 zrušen, 1825 obnoven jako trapistický klášter z kláštera Kleinburlo. V roce 1862 odsud založili </text:span><text:span text:style-name="T143">Mariawald</text:span><text:span text:style-name="T134">, </text:span><text:span text:style-name="T135">v roce 1925 </text:span><text:span text:style-name="T144">Engelszell</text:span><text:span text:style-name="T134">. </text:span><text:span text:style-name="Menologium_20_-_20_commentarium"><text:span text:style-name="T223">(červen, pozn. </text:span></text:span><text:span text:style-name="Menologium_20_-_20_commentarium"><text:span text:style-name="T225">10</text:span></text:span><text:span text:style-name="Menologium_20_-_20_commentarium"><text:span text:style-name="T226">2</text:span></text:span><text:span text:style-name="Menologium_20_-_20_commentarium"><text:span text:style-name="T223">)</text:span></text:span></text:p></text:note-body></text:note></text:span><text:span text:style-name="T283"> roku </text:span>1848, <text:span text:style-name="T283">ode</text:span><text:span text:style-name="T101">šel Otec </text:span><text:span text:style-name="T8">Petr </text:span><text:span text:style-name="T21">z</text:span><text:span text:style-name="T8"> Alcantar</text:span><text:span text:style-name="T21">y</text:span><text:span text:style-name="T8"> Vondercher</text:span>, mn<text:span text:style-name="T283">i</text:span>ch. <text:span text:style-name="T283">Byl mu</text:span><text:span text:style-name="T101">žem pozoruhodné zbožnosti</text:span>, <text:span text:style-name="T283">jen</text:span><text:span text:style-name="T101">ž i za nejtvrdších mrazů se v každou chvíli, kdy neměl jiné povinnosti, </text:span><text:span text:style-name="T106">oddával</text:span><text:span text:style-name="T101"> modlitbě před Svatostánkem</text:span>. <text:span text:style-name="T283">V nejvy</text:span><text:span text:style-name="T101">šší možné míře umrtvoval své smysly</text:span>; <text:span text:style-name="T283">ve zkrou</text:span><text:span text:style-name="T101">šenosti ducha </text:span><text:span text:style-name="T106">p</text:span><text:span text:style-name="T101">ak daleko předčil všechny ostatní</text:span>. <text:span text:style-name="T283">Vypr</text:span><text:span text:style-name="T101">áví se, že tu noc, kdy odešel ze světa</text:span>, <text:span text:style-name="T283">sly</text:span><text:span text:style-name="T101">šeli bratři, kteří seděli kolem </text:span><text:span text:style-name="T106">jeho lůžka</text:span><text:span text:style-name="T101">, tu nejpůvabnější hudbu</text:span>, <text:span text:style-name="T283">a jednu mni</text:span><text:span text:style-name="T101">šku z nedalekého ženského kláštera spatřili bratři ve svém kostele osvícenou</text:span>. (Hag., n. 698).</text:p>
      <text:p text:style-name="P3"><text:s text:c="4"/></text:p>
      <text:p text:style-name="P12">9. srpna.</text:p>
      <text:p text:style-name="P57"><text:span text:style-name="T284">V kl</text:span><text:span text:style-name="T102">ášteře Panny Marie z </text:span>Trapp<text:span text:style-name="T284">y</text:span>, <text:span text:style-name="T284">o sv</text:span><text:span text:style-name="T102">átku Našeho Svatého Otce </text:span>Bernard<text:span text:style-name="T284">a</text:span> <text:span text:style-name="T284">v roce </text:span>1674, <text:span text:style-name="T284">ode</text:span><text:span text:style-name="T102">šel </text:span><text:span text:style-name="T8">Benedi</text:span><text:span text:style-name="T22">k</text:span><text:span text:style-name="T8">t Deschamps </text:span><text:span text:style-name="T242">[</text:span><text:span text:style-name="Menologium_20_-_20_pronuntiatio"><text:span text:style-name="T242">d</text:span></text:span><text:span text:style-name="Menologium_20_-_20_pronuntiatio"><text:span text:style-name="T241">ə</text:span></text:span><text:span text:style-name="Menologium_20_-_20_pronuntiatio"><text:span text:style-name="T173">šã</text:span></text:span><text:span text:style-name="Menologium_20_-_20_pronuntiatio"><text:span text:style-name="T174">mp</text:span></text:span><text:span text:style-name="T242">]</text:span>, mn<text:span text:style-name="T284">i</text:span>ch<text:span text:style-name="T284">a</text:span>, <text:span text:style-name="T284">kter</text:span><text:span text:style-name="T102">ý</text:span>, <text:span text:style-name="T284">stejn</text:span><text:span text:style-name="T102">ě jako mnozí jiní, kteří tehdy byli bratry téhož kláštera</text:span>, <text:span text:style-name="T284">ve slabosti a nemoci nalezl sv</text:span><text:span text:style-name="T102">é </text:span><text:span text:style-name="T284">posv</text:span><text:span text:style-name="T102">ěcení</text:span>. <text:span text:style-name="T285">Po čtyři roky snášel onemocnění plic, vždy s vyrovnaným duchem</text:span>. <text:span text:style-name="T285">Ani ve svém posledním roce, kdy jej často oslabovala vysoká horečka</text:span>, <text:span text:style-name="T285">nesvolil k omezení postní observance a postních zvyků</text:span>.<text:note text:id="ftn42" text:note-class="footnote"><text:note-citation>26</text:note-citation><text:note-body><text:p text:style-name="P10">exercitiis</text:p></text:note-body></text:note> Po <text:span text:style-name="T285">Velikonocích se však jeho choroba natolik zhoršila</text:span>, <text:span text:style-name="T285">že </text:span><text:span text:style-name="T291">musel </text:span><text:span text:style-name="T285">b</text:span><text:span text:style-name="T107">ý</text:span><text:span text:style-name="T106">t</text:span><text:span text:style-name="T285"> odveden na ošetřovnu</text:span>, <text:span text:style-name="T285">kde věrně dodržoval všechna dosti tvrdá opatření, která byla v jeho klášteře ustanoven</text:span><text:span text:style-name="T291">a</text:span><text:span text:style-name="T285"> pro nemocné</text:span>. <text:span text:style-name="T286">V rozhovorech s</text:span><text:span text:style-name="T103"> </text:span><text:span text:style-name="T286">Opatem </text:span><text:span text:style-name="T103">či služebníky, </text:span><text:span text:style-name="T106">které</text:span><text:span text:style-name="T103"> se často </text:span><text:span text:style-name="T106">věnovaly </text:span><text:span text:style-name="T103">myšlenká</text:span><text:span text:style-name="T106">m</text:span><text:span text:style-name="T103"> z Písma</text:span>, <text:span text:style-name="T286">nejv</text:span><text:span text:style-name="T103">íce projevoval radost a planoucí touhu po vstupu do nebe</text:span>, <text:span text:style-name="T286">a p</text:span><text:span text:style-name="T103">řevelikou </text:span><text:span text:style-name="T286">vd</text:span><text:span text:style-name="T103">ěčnost ducha vůči Bohu za </text:span><text:span text:style-name="T106">své </text:span><text:span text:style-name="T103">povolání</text:span>. <text:span text:style-name="T286">A v posledn</text:span><text:span text:style-name="T103">ích dnech svého života byl několikrát občerstven posvátnou Hostinou</text:span>, <text:span text:style-name="T286">kdy</text:span><text:span text:style-name="T103">ž svou přečistou duši s radostí navrátil svému Bohu</text:span>. (Hag., n. 612).</text:p>
      <text:p text:style-name="P14"><text:span text:style-name="T286">V bavorsk</text:span><text:span text:style-name="T103">ém klášteře Lichtenthal</text:span>,<text:note text:id="ftn0" text:note-class="footnote"><text:note-citation>27</text:note-citation><text:note-body><text:p text:style-name="P56"><text:span text:style-name="T192">M</text:span><text:span text:style-name="T187">onasteri</text:span><text:span text:style-name="T192">um</text:span><text:span text:style-name="T187"> Lucidæ-Vallis „in Bavaria“</text:span>, <text:span text:style-name="T207">Kloster Lichtenthal</text:span><text:span text:style-name="T287"> je kl</text:span><text:span text:style-name="T136">ášter cisterciaček ve městě Baden-Baden, ve státu Baden-Württemberg (přiřazení k Bavorsku je nejspíš chybné. Založen </text:span><text:span text:style-name="T137">1245 z kláštera </text:span><text:span text:style-name="T212">Wald</text:span><text:span text:style-name="T137">, 1802 jej markrabě Karl Friedrich von Baden vzal pod svou ochranu, takže nebyl nikdy zrušen. Je součástí kongregace Wettingen-Mehrerau.</text:span></text:p></text:note-body></text:note> <text:span text:style-name="T288">roku</text:span> 1814, <text:span text:style-name="T288">se pro nebe narodila Matka </text:span><text:span text:style-name="T115">Š</text:span><text:span text:style-name="T8">t</text:span><text:span text:style-name="T109">ě</text:span><text:span text:style-name="T8">p</text:span><text:span text:style-name="T109">á</text:span><text:span text:style-name="T115">nka</text:span><text:span text:style-name="T8"> Lanner</text:span>, <text:span text:style-name="T288">mlad</text:span><text:span text:style-name="T104">á mniška</text:span>. <text:span text:style-name="T289">Piln</text:span><text:span text:style-name="T105">ě se snažila o dokonalost ducha</text:span>, <text:span text:style-name="T289">se sv</text:span><text:span text:style-name="T105">ým tělem nemilosrdně zacházela v dobrovolných protivenstvích a vpravdě, dle Řehole Svatého Otce </text:span>Benedi<text:span text:style-name="T289">k</text:span>t<text:span text:style-name="T289">a</text:span>, <text:span text:style-name="T289">byla horliv</text:span><text:span text:style-name="T105">á ve snášení příkoří</text:span>, <text:span text:style-name="T289">t</text:span><text:span text:style-name="T105">éž </text:span><text:span text:style-name="T106">i</text:span><text:span text:style-name="T105"> všemožných nesnází života</text:span>, <text:span text:style-name="T289">a v poko</text:span><text:span text:style-name="T105">ře</text:span>. <text:span text:style-name="T291">Byla j</text:span><text:span text:style-name="T289">akoby zce</text:span><text:soft-page-break/><text:span text:style-name="T289">la pono</text:span><text:span text:style-name="T105">řen</text:span><text:span text:style-name="T106">a</text:span><text:span text:style-name="T105"> do božské lásky</text:span>, <text:span text:style-name="T289">dokonce n</text:span><text:span text:style-name="T105">ěkdy upadala i do vytržení</text:span>. <text:span text:style-name="T289">Mnoho let po </text:span><text:span text:style-name="T105">smrti bylo její tělo shledáno neporušené, jak praví místní tradice, a s láskou tam na ni vzpomínají dodnes</text:span>. (Hag., n. 686).</text:p>
      <text:p text:style-name="P14"/>
      <text:p text:style-name="P13"><text:span text:style-name="T289">Roku</text:span> 1884, <text:span text:style-name="T289">posv</text:span><text:span text:style-name="T166">ěcení kostela Panny Marie od Hory svatého Josefa</text:span><text:span text:style-name="T166"><text:note text:id="ftn43" text:note-class="footnote"><text:note-citation>28</text:note-citation><text:note-body><text:p text:style-name="Footnote"><text:span text:style-name="T193">Monasterium </text:span><text:span text:style-name="T187">B. M. de Monte-Sancti-Joseph</text:span>, <text:span text:style-name="T198">Sean Ross Abbey</text:span> <text:span text:style-name="T289">je </text:span><text:span text:style-name="T290">trapistick</text:span><text:span text:style-name="T138">ý klášter u města Roscrea (</text:span><text:span text:style-name="T145">irsky:</text:span><text:span text:style-name="T138"> Ros Cré) nedaleko města Limerick ve středu Irska. Založen 1878 z kláštera Mount Melleray.</text:span></text:p></text:note-body></text:note></text:span><text:span text:style-name="T166"> </text:span>(Ros Cré) <text:span text:style-name="T289">v Irsku</text:span>.</text:p>
      <text:p text:style-name="P1"/>
      <text:p text:style-name="P5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Bookman BT S.O.Cist." svg:font-family="'Bookman BT S.O.Cist.'" style:font-family-generic="roman" style:font-pitch="variable"/>
    <style:font-face style:name="Bookman BT S.O.Cist.:onum" svg:font-family="'Bookman BT S.O.Cist.:onum'" style:font-family-generic="roman" style:font-pitch="variable"/>
    <style:font-face style:name="Helvetica Neue" svg:font-family="'Helvetica Neue', Helvetica, Arial, sans-serif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adornments="Regular" style:font-family-generic="roman"/>
    <style:font-face style:name="Linux Libertine" svg:font-family="'Linux Libertine', Georgia, Times, serif"/>
    <style:font-face style:name="Linux Libertine S.O.Cist." svg:font-family="'Linux Libertine S.O.Cist.'" style:font-family-generic="roman" style:font-pitch="variable"/>
    <style:font-face style:name="Linux Libertine S.O.Cist.1" svg:font-family="'Linux Libertine S.O.Cist.'" style:font-adornments="Regular" style:font-pitch="variable"/>
    <style:font-face style:name="Linux Libertine S.O.Cist.:onum" svg:font-family="'Linux Libertine S.O.Cist.:onum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style:font-name="Linux Libertine S.O.Cist." fo:font-family="'Linux Libertine S.O.Cist.'" style:font-family-generic="roman" style:font-pitch="variable"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1" fo:font-family="'Liberation Serif'" style:font-family-generic="swiss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size-complex="24pt" style:font-weight-complex="bold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Datum" style:family="paragraph" style:parent-style-name="Standard" style:default-outline-level="">
      <style:paragraph-properties fo:margin-top="0in" fo:margin-bottom="0.0598in" style:contextual-spacing="false" fo:text-align="justify" style:justify-single-word="false" fo:hyphenation-ladder-count="no-limit"/>
      <style:text-properties style:font-name="Bookman BT S.O.Cist.:onum" fo:font-family="'Bookman BT S.O.Cist.:onum'" style:font-family-generic="roman" style:font-pitch="variable" fo:font-size="11pt" style:font-size-asian="11pt" style:font-size-complex="11pt" fo:hyphenate="true" fo:hyphenation-remain-char-count="2" fo:hyphenation-push-char-count="2" loext:hyphenation-no-caps="false"/>
    </style:style>
    <style:style style:name="Menologium_20_-_20_textus" style:display-name="Menologium - textus" style:family="paragraph" style:parent-style-name="Standard" style:default-outline-level="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style:font-name="Linux Libertine S.O.Cist.:onum" fo:font-family="'Linux Libertine S.O.Cist.:onum'" style:font-family-generic="roman" style:font-pitch="variable" fo:font-size="11pt" style:font-size-asian="11pt" style:font-size-complex="11pt" fo:hyphenate="true" fo:hyphenation-remain-char-count="2" fo:hyphenation-push-char-count="2" loext:hyphenation-no-caps="false"/>
    </style:style>
    <style:style style:name="Menologium_20_-_20_fundationes" style:display-name="Menologium - fundationes" style:family="paragraph" style:parent-style-name="Standard" style:default-outline-level="">
      <style:paragraph-properties fo:margin-left="0in" fo:margin-right="0in" fo:margin-top="0in" fo:margin-bottom="0.0201in" style:contextual-spacing="false" fo:text-align="justify" style:justify-single-word="false" fo:text-indent="0.1252in" style:auto-text-indent="false"/>
      <style:text-properties style:font-name="Linux Libertine S.O.Cist." fo:font-family="'Linux Libertine S.O.Cist.'" style:font-family-generic="roman" style:font-pitch="variable" fo:font-size="10pt" fo:language="la" fo:country="VA" style:font-size-asian="10pt" style:font-size-complex="10pt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 style:master-page-name="">
      <style:paragraph-properties fo:margin-left="0.2362in" fo:margin-right="0in" fo:hyphenation-ladder-count="no-limit" fo:text-indent="-0.2362in" style:auto-text-indent="false" style:page-number="auto" text:number-lines="false" text:line-number="0"/>
      <style:text-properties style:font-name="Linux Libertine S.O.Cist.1" fo:font-family="'Linux Libertine S.O.Cist.'" style:font-style-name="Regular" style:font-pitch="variable" fo:font-size="10pt" fo:language="cs" fo:country="CZ" style:font-size-asian="10pt" style:font-size-complex="10pt" fo:hyphenate="true" fo:hyphenation-remain-char-count="2" fo:hyphenation-push-char-count="2" loext:hyphenation-no-caps="false"/>
    </style:style>
    <style:style style:name="Endnote" style:family="paragraph" style:parent-style-name="Standard" style:default-outline-level="" style:class="extra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Menologium_20_-_20_Datum" style:display-name="Menologium - Datum" style:family="paragraph" style:parent-style-name="Standard" style:default-outline-level="">
      <style:paragraph-properties fo:margin-top="0in" fo:margin-bottom="0.0598in" style:contextual-spacing="false" fo:text-align="justify" style:justify-single-word="false" fo:hyphenation-ladder-count="no-limit"/>
      <style:text-properties style:font-name="Bookman BT S.O.Cist.:onum" fo:font-family="'Bookman BT S.O.Cist.:onum'" style:font-family-generic="roman" style:font-pitch="variable" fo:font-size="11pt" fo:language="la" fo:country="VA" style:font-size-asian="11pt" style:font-size-complex="11pt" fo:hyphenate="true" fo:hyphenation-remain-char-count="2" fo:hyphenation-push-char-count="2" loext:hyphenation-no-caps="false"/>
    </style:style>
    <style:style style:name="List_20_Heading" style:display-name="List Heading" style:family="paragraph" style:parent-style-name="Standard" style:next-style-name="List_20_Contents" style:default-outline-level="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default-outline-level="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Menologium_20_-_20_pronuntiatio" style:display-name="Menologium - pronuntiatio" style:family="text">
      <style:text-properties style:font-name="Liberation Sans" fo:font-family="'Liberation Sans'" style:font-family-generic="roman" style:font-pitch="variable" fo:font-size="9pt" fo:language="zxx" fo:country="none" style:font-size-asian="9pt" style:font-size-complex="11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Menologium_20_-_20_commentarium" style:display-name="Menologium - commentarium" style:family="text">
      <style:text-properties style:font-name="Linux Libertine S.O.Cist." fo:font-family="'Linux Libertine S.O.Cist.'" style:font-family-generic="roman" style:font-pitch="variable" fo:font-size="10pt" fo:language="cs" fo:country="CZ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ndnote_20_Text_20_Char" style:display-name="Endnote Text Char" style:family="text" style:parent-style-name="Default_20_Paragraph_20_Fon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72in" fo:page-height="8.2681in" style:num-format="1" style:print-orientation="portrait" fo:margin-top="0.6in" fo:margin-bottom="0.6in" fo:margin-left="0.6in" fo:margin-right="0.6in" style:writing-mode="lr-tb" style:layout-grid-color="#c0c0c0" style:layout-grid-lines="1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2T13:57:00</meta:creation-date>
    <meta:initial-creator>Emmer Jiri (PS-ET/EDX2.1)</meta:initial-creator>
    <dc:language>en-US</dc:language>
    <dc:date>2022-08-04T01:12:29.634629192</dc:date>
    <meta:editing-cycles>330</meta:editing-cycles>
    <meta:editing-duration>P9DT1M51S</meta:editing-duration>
    <meta:generator>LibreOffice/7.3.4.2$MacOSX_AARCH64 LibreOffice_project/728fec16bd5f605073805c3c9e7c4212a0120dc5</meta:generator>
    <meta:document-statistic meta:table-count="0" meta:image-count="0" meta:object-count="0" meta:page-count="7" meta:paragraph-count="56" meta:word-count="2249" meta:character-count="14791" meta:non-whitespace-character-count="12569"/>
    <meta:user-defined meta:name="AppVersion">15.0000</meta:user-defined>
    <meta:template xlink:type="simple" xlink:actuate="onRequest" xlink:title="Normal.dotm" xlink:href=""/>
  </office:meta>
</office:document-meta>
</file>